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draw:opacity="100%"/>
      <style:paragraph-properties fo:margin-top="0.474cm" fo:margin-bottom="0cm" loext:contextual-spacing="false" fo:line-height="0.466cm" fo:text-align="justify" style:justify-single-word="false" fo:background-color="#ffffff"/>
      <style:text-properties fo:color="#000000" fo:font-size="13pt" style:font-size-asian="13pt" style:font-size-complex="13pt"/>
    </style:style>
    <style:style style:name="P2" style:family="paragraph" style:parent-style-name="Standard">
      <loext:graphic-properties draw:fill="solid" draw:fill-color="#ffffff" draw:opacity="100%"/>
      <style:paragraph-properties fo:margin-left="6.84cm" fo:margin-right="0cm" fo:text-indent="0cm" style:auto-text-indent="false" fo:background-color="#ffffff"/>
      <style:text-properties fo:color="#000000" fo:font-size="13pt" style:font-size-asian="13pt" style:font-size-complex="13pt"/>
    </style:style>
    <style:style style:name="P3" style:family="paragraph" style:parent-style-name="Standard">
      <loext:graphic-properties draw:fill="solid" draw:fill-color="#ffffff" draw:opacity="100%"/>
      <style:paragraph-properties fo:margin-left="6.84cm" fo:margin-right="0cm" fo:text-indent="0cm" style:auto-text-indent="false" fo:background-color="#ffffff"/>
      <style:text-properties fo:color="#000000" fo:font-size="13pt" officeooo:paragraph-rsid="00102625" style:font-size-asian="13pt" style:font-size-complex="13pt"/>
    </style:style>
    <style:style style:name="P4" style:family="paragraph" style:parent-style-name="Standard">
      <loext:graphic-properties draw:fill="solid" draw:fill-color="#ffffff" draw:opacity="100%"/>
      <style:paragraph-properties fo:margin-left="0.034cm" fo:margin-right="0cm" fo:line-height="0.483cm" fo:text-indent="0cm" style:auto-text-indent="false" fo:background-color="#ffffff"/>
      <style:text-properties fo:color="#000000" fo:font-size="13pt" style:font-size-asian="13pt" style:font-size-complex="13pt"/>
    </style:style>
    <style:style style:name="P5" style:family="paragraph" style:parent-style-name="Standard">
      <loext:graphic-properties draw:fill="solid" draw:fill-color="#ffffff" draw:opacity="100%"/>
      <style:paragraph-properties fo:margin-left="0.034cm" fo:margin-right="0cm" fo:line-height="0.483cm" fo:text-indent="0.517cm" style:auto-text-indent="false" fo:background-color="#ffffff"/>
      <style:text-properties fo:color="#000000" fo:font-size="13pt" style:font-size-asian="13pt" style:font-size-complex="13pt"/>
    </style:style>
    <style:style style:name="P6" style:family="paragraph" style:parent-style-name="Standard">
      <loext:graphic-properties draw:fill="solid" draw:fill-color="#ffffff" draw:opacity="100%"/>
      <style:paragraph-properties fo:margin-left="1.81cm" fo:margin-right="0cm" fo:margin-top="0.457cm" fo:margin-bottom="0cm" loext:contextual-spacing="false" fo:orphans="2" fo:widows="2" fo:text-indent="0cm" style:auto-text-indent="false" fo:background-color="#ffffff" fo:keep-with-next="always">
        <style:tab-stops>
          <style:tab-stop style:position="11.167cm"/>
        </style:tab-stops>
      </style:paragraph-properties>
      <style:text-properties fo:color="#000000" fo:font-size="13pt" style:font-size-asian="13pt" style:font-size-complex="13pt"/>
    </style:style>
    <style:style style:name="P7" style:family="paragraph" style:parent-style-name="Standard">
      <loext:graphic-properties draw:fill="solid" draw:fill-color="#ffffff" draw:opacity="100%"/>
      <style:paragraph-properties fo:margin-left="1.81cm" fo:margin-right="0cm" fo:margin-top="1.397cm" fo:margin-bottom="0cm" loext:contextual-spacing="false" fo:orphans="2" fo:widows="2" fo:text-indent="0cm" style:auto-text-indent="false" fo:background-color="#ffffff" fo:keep-with-next="always">
        <style:tab-stops>
          <style:tab-stop style:position="11.201cm"/>
        </style:tab-stops>
      </style:paragraph-properties>
      <style:text-properties fo:color="#000000" fo:font-size="13pt" fo:letter-spacing="-0.009cm" fo:language="uk" fo:country="UA" officeooo:rsid="0013a17a" officeooo:paragraph-rsid="00126d37" style:font-size-asian="13pt" style:font-size-complex="13pt"/>
    </style:style>
    <style:style style:name="P8" style:family="paragraph" style:parent-style-name="Block_20_Text">
      <style:text-properties fo:color="#000000" fo:font-size="13pt" style:font-size-asian="13pt" style:font-size-complex="13pt"/>
    </style:style>
    <style:style style:name="P9" style:family="paragraph" style:parent-style-name="Standard">
      <loext:graphic-properties draw:fill="solid" draw:fill-color="#ffffff" draw:opacity="100%"/>
      <style:paragraph-properties fo:line-height="0.466cm" fo:text-align="justify" style:justify-single-word="false" fo:background-color="#ffffff"/>
      <style:text-properties fo:color="#000000" fo:font-size="13pt" fo:letter-spacing="-0.009cm" fo:language="uk" fo:country="UA" style:font-size-asian="13pt" style:font-size-complex="13pt"/>
    </style:style>
    <style:style style:name="P10" style:family="paragraph" style:parent-style-name="Standard">
      <loext:graphic-properties draw:fill="solid" draw:fill-color="#ffffff" draw:opacity="100%"/>
      <style:paragraph-properties fo:margin-left="1.067cm" fo:margin-right="0cm" fo:line-height="0.483cm" fo:text-indent="0.517cm" style:auto-text-indent="false" fo:background-color="#ffffff"/>
      <style:text-properties fo:color="#000000" fo:font-size="13pt" fo:language="uk" fo:country="UA" style:font-size-asian="13pt" style:font-size-complex="13pt"/>
    </style:style>
    <style:style style:name="P11" style:family="paragraph" style:parent-style-name="Standard">
      <loext:graphic-properties draw:fill="solid" draw:fill-color="#ffffff" draw:opacity="100%"/>
      <style:paragraph-properties fo:margin-top="0.466cm" fo:margin-bottom="0cm" loext:contextual-spacing="false" fo:background-color="#ffffff">
        <style:tab-stops>
          <style:tab-stop style:position="0.99cm"/>
        </style:tab-stops>
      </style:paragraph-properties>
      <style:text-properties fo:color="#000000" fo:font-size="13pt" style:font-size-asian="13pt" style:font-size-complex="13pt"/>
    </style:style>
    <style:style style:name="P12" style:family="paragraph" style:parent-style-name="Standard">
      <loext:graphic-properties draw:fill="solid" draw:fill-color="#ffffff" draw:opacity="100%"/>
      <style:paragraph-properties fo:margin-top="0.466cm" fo:margin-bottom="0cm" loext:contextual-spacing="false" fo:background-color="#ffffff">
        <style:tab-stops>
          <style:tab-stop style:position="0.99cm"/>
        </style:tab-stops>
      </style:paragraph-properties>
      <style:text-properties fo:color="#000000" fo:font-size="13pt" officeooo:paragraph-rsid="00125bfb" style:font-size-asian="13pt" style:font-size-complex="13pt"/>
    </style:style>
    <style:style style:name="P13" style:family="paragraph" style:parent-style-name="Standard">
      <loext:graphic-properties draw:fill="solid" draw:fill-color="#ffffff" draw:opacity="100%"/>
      <style:paragraph-properties fo:margin-top="0.466cm" fo:margin-bottom="0cm" loext:contextual-spacing="false" fo:text-align="justify" style:justify-single-word="false" fo:background-color="#ffffff">
        <style:tab-stops>
          <style:tab-stop style:position="0.99cm"/>
        </style:tab-stops>
      </style:paragraph-properties>
      <style:text-properties fo:font-size="13pt" officeooo:paragraph-rsid="00125bfb" style:font-size-asian="13pt" style:font-size-complex="13pt"/>
    </style:style>
    <style:style style:name="P14" style:family="paragraph" style:parent-style-name="Standard" style:master-page-name="">
      <loext:graphic-properties draw:fill="solid" draw:fill-color="#ffffff" draw:opacity="100%"/>
      <style:paragraph-properties fo:margin-left="0cm" fo:margin-right="0cm" fo:margin-top="0.466cm" fo:margin-bottom="0cm" loext:contextual-spacing="false" fo:text-align="start" style:justify-single-word="false" fo:orphans="0" fo:widows="0" fo:text-indent="0cm" style:auto-text-indent="false" style:page-number="auto" fo:background-color="#ffffff" style:writing-mode="lr-tb">
        <style:tab-stops>
          <style:tab-stop style:position="0.99cm"/>
        </style:tab-stops>
      </style:paragraph-properties>
      <style:text-properties fo:color="#000000" fo:font-size="13pt" style:font-size-asian="13pt" style:font-size-complex="13pt"/>
    </style:style>
    <style:style style:name="P15" style:family="paragraph" style:parent-style-name="Standard">
      <style:paragraph-properties fo:margin-left="0cm" fo:margin-right="0cm" fo:line-height="100%" fo:text-align="justify" style:justify-single-word="false" fo:orphans="2" fo:widows="2" fo:text-indent="0cm" style:auto-text-indent="false" style:writing-mode="lr-tb"/>
      <style:text-properties fo:font-size="13pt" officeooo:paragraph-rsid="00126d37" style:font-size-asian="13pt" style:font-size-complex="13pt"/>
    </style:style>
    <style:style style:name="P16" style:family="paragraph" style:parent-style-name="Text_20_body">
      <style:paragraph-properties fo:margin-left="0cm" fo:margin-right="0cm" fo:line-height="100%" fo:text-align="justify" style:justify-single-word="false" fo:orphans="2" fo:widows="2" fo:text-indent="0cm" style:auto-text-indent="false" style:writing-mode="lr-tb">
        <style:tab-stops>
          <style:tab-stop style:position="0.99cm"/>
        </style:tab-stops>
      </style:paragraph-properties>
      <style:text-properties fo:font-size="13pt" officeooo:paragraph-rsid="00126d37" style:font-size-asian="13pt" style:font-size-complex="13pt"/>
    </style:style>
    <style:style style:name="P17" style:family="paragraph" style:parent-style-name="Text_20_body">
      <style:paragraph-properties fo:margin-left="0cm" fo:margin-right="0cm" fo:line-height="100%" fo:text-align="justify" style:justify-single-word="false" fo:orphans="2" fo:widows="2" fo:text-indent="0cm" style:auto-text-indent="false" style:writing-mode="lr-tb">
        <style:tab-stops>
          <style:tab-stop style:position="0.99cm"/>
        </style:tab-stops>
      </style:paragraph-properties>
      <style:text-properties style:font-name="Times New Roman" fo:font-size="13pt" officeooo:paragraph-rsid="00126d37" style:font-size-asian="13pt" style:font-size-complex="13pt"/>
    </style:style>
    <style:style style:name="P18" style:family="paragraph" style:parent-style-name="Text_20_body">
      <style:paragraph-properties fo:margin-left="0cm" fo:margin-right="0cm" fo:line-height="100%" fo:text-align="justify" style:justify-single-word="false" fo:orphans="2" fo:widows="2" fo:text-indent="0cm" style:auto-text-indent="false" style:writing-mode="lr-tb">
        <style:tab-stops>
          <style:tab-stop style:position="0.99cm"/>
        </style:tab-stops>
      </style:paragraph-properties>
      <style:text-properties style:font-name="Times New Roman" fo:font-size="13pt" fo:font-weight="bold" officeooo:paragraph-rsid="00126d37" style:font-size-asian="13pt" style:font-weight-asian="bold" style:font-size-complex="13pt"/>
    </style:style>
    <style:style style:name="P19" style:family="paragraph" style:parent-style-name="Тіло_20_тексту">
      <style:paragraph-properties fo:margin-left="0cm" fo:margin-right="0cm" fo:line-height="100%" fo:text-align="justify" style:justify-single-word="false" fo:orphans="2" fo:widows="2" fo:text-indent="0cm" style:auto-text-indent="false" style:writing-mode="lr-tb"/>
      <style:text-properties style:font-name="Times New Roman" fo:font-size="13pt" officeooo:paragraph-rsid="00126d37" style:font-size-asian="13pt" style:font-size-complex="13pt"/>
    </style:style>
    <style:style style:name="P20" style:family="paragraph" style:parent-style-name="Standard" style:master-page-name="">
      <style:paragraph-properties fo:margin-left="0cm" fo:margin-right="0cm" fo:line-height="100%" fo:text-align="justify" style:justify-single-word="false" fo:orphans="2" fo:widows="2" fo:text-indent="0cm" style:auto-text-indent="false" style:page-number="auto" style:writing-mode="lr-tb"/>
      <style:text-properties fo:font-size="13pt" officeooo:paragraph-rsid="00126d37" style:font-size-asian="13pt" style:font-size-complex="13pt"/>
    </style:style>
    <style:style style:name="P21" style:family="paragraph" style:parent-style-name="Тіло_20_тексту" style:master-page-name="">
      <style:paragraph-properties fo:margin-left="0cm" fo:margin-right="0cm" fo:line-height="100%" fo:text-align="justify" style:justify-single-word="false" fo:orphans="2" fo:widows="2" fo:text-indent="0cm" style:auto-text-indent="false" style:page-number="auto" style:writing-mode="lr-tb"/>
      <style:text-properties style:font-name="Times New Roman" fo:font-size="13pt" officeooo:paragraph-rsid="00126d37" style:font-size-asian="13pt" style:font-name-complex="Times New Roman" style:font-size-complex="13pt"/>
    </style:style>
    <style:style style:name="P22" style:family="paragraph" style:parent-style-name="Text_20_body">
      <style:paragraph-properties fo:margin-left="0cm" fo:margin-right="0cm" fo:line-height="100%" fo:text-indent="0cm" style:auto-text-indent="false"/>
      <style:text-properties style:font-name="Times New Roman" fo:font-size="13pt" officeooo:paragraph-rsid="00126d37" style:font-size-asian="13pt" style:font-size-complex="13pt"/>
    </style:style>
    <style:style style:name="P23" style:family="paragraph" style:parent-style-name="Text_20_body">
      <style:paragraph-properties fo:margin-left="0cm" fo:margin-right="0cm" fo:line-height="100%" fo:text-indent="0cm" style:auto-text-indent="false"/>
      <style:text-properties style:font-name="Times New Roman" fo:font-size="4pt" officeooo:paragraph-rsid="00126d37" style:font-size-asian="4pt" style:font-size-complex="4pt"/>
    </style:style>
    <style:style style:name="P24" style:family="paragraph" style:parent-style-name="Text_20_body">
      <style:paragraph-properties fo:margin-left="0cm" fo:margin-right="0cm" fo:line-height="100%" fo:text-indent="0cm" style:auto-text-indent="false"/>
      <style:text-properties fo:font-size="13pt" officeooo:paragraph-rsid="00126d37" style:font-size-asian="13pt" style:font-size-complex="13pt"/>
    </style:style>
    <style:style style:name="P25" style:family="paragraph" style:parent-style-name="Text_20_body" style:master-page-name="">
      <style:paragraph-properties fo:margin-left="0cm" fo:margin-right="0cm" fo:margin-top="0cm" fo:margin-bottom="0.247cm" loext:contextual-spacing="false" fo:line-height="100%" fo:text-align="justify" style:justify-single-word="false" fo:orphans="2" fo:widows="2" fo:text-indent="0cm" style:auto-text-indent="false" style:page-number="auto" style:writing-mode="lr-tb">
        <style:tab-stops>
          <style:tab-stop style:position="0.99cm"/>
        </style:tab-stops>
      </style:paragraph-properties>
      <style:text-properties style:font-name="Times New Roman" fo:font-size="13pt" officeooo:paragraph-rsid="00126d37" style:font-size-asian="13pt" style:font-size-complex="13pt"/>
    </style:style>
    <style:style style:name="P26" style:family="paragraph" style:parent-style-name="Standard" style:master-page-name="">
      <loext:graphic-properties draw:fill="solid" draw:fill-color="#ffffff" draw:opacity="100%"/>
      <style:paragraph-properties fo:margin-left="1cm" fo:margin-right="0cm" fo:line-height="0.474cm" fo:text-align="start" style:justify-single-word="false" fo:orphans="0" fo:widows="0" fo:text-indent="0cm" style:auto-text-indent="false" style:page-number="auto" fo:background-color="#ffffff" style:writing-mode="lr-tb"/>
      <style:text-properties fo:color="#000000" fo:font-size="13pt" style:font-size-asian="13pt" style:font-size-complex="13pt"/>
    </style:style>
    <style:style style:name="P27" style:family="paragraph" style:parent-style-name="Standard" style:master-page-name="">
      <loext:graphic-properties draw:fill="solid" draw:fill-color="#ffffff" draw:opacity="100%"/>
      <style:paragraph-properties fo:margin-left="1cm" fo:margin-right="0cm" fo:line-height="0.474cm" fo:text-align="start" style:justify-single-word="false" fo:orphans="0" fo:widows="0" fo:text-indent="0cm" style:auto-text-indent="false" style:page-number="auto" fo:background-color="#ffffff" style:writing-mode="lr-tb"/>
      <style:text-properties fo:color="#000000" fo:font-size="13pt" fo:letter-spacing="-0.009cm" fo:language="uk" fo:country="UA" fo:font-weight="bold" style:font-size-asian="13pt" style:font-weight-asian="bold" style:font-size-complex="13pt" style:font-weight-complex="bold"/>
    </style:style>
    <style:style style:name="P28" style:family="paragraph" style:parent-style-name="Standard" style:master-page-name="">
      <style:paragraph-properties fo:margin-left="0cm" fo:margin-right="0cm" fo:line-height="100%" fo:text-align="justify" style:justify-single-word="false" fo:orphans="0" fo:widows="0" fo:text-indent="1cm" style:auto-text-indent="false" style:page-number="auto" style:writing-mode="lr-tb"/>
      <style:text-properties fo:color="#000000" style:font-name="Times New Roman" fo:font-size="13pt" officeooo:paragraph-rsid="00126d37" style:font-size-asian="13pt" style:font-size-complex="13pt"/>
    </style:style>
    <style:style style:name="P29" style:family="paragraph" style:parent-style-name="Standard" style:master-page-name="">
      <style:paragraph-properties fo:margin-left="0cm" fo:margin-right="0cm" fo:line-height="100%" fo:text-align="justify" style:justify-single-word="false" fo:orphans="0" fo:widows="0" fo:text-indent="1cm" style:auto-text-indent="false" style:page-number="auto" style:writing-mode="lr-tb"/>
      <style:text-properties fo:color="#000000" style:font-name="Times New Roman" fo:font-size="13pt" officeooo:rsid="002c0de0" officeooo:paragraph-rsid="00126d37" style:font-size-asian="13pt" style:font-size-complex="13pt"/>
    </style:style>
    <style:style style:name="P30" style:family="paragraph" style:parent-style-name="Text_20_body" style:master-page-name="">
      <style:paragraph-properties fo:margin-left="0cm" fo:margin-right="0cm" fo:margin-top="0cm" fo:margin-bottom="0.247cm" loext:contextual-spacing="false" fo:line-height="100%" fo:text-align="justify" style:justify-single-word="false" fo:orphans="2" fo:widows="2" fo:text-indent="1cm" style:auto-text-indent="false" style:page-number="auto" style:writing-mode="lr-tb">
        <style:tab-stops>
          <style:tab-stop style:position="0.99cm"/>
        </style:tab-stops>
      </style:paragraph-properties>
      <style:text-properties style:font-name="Times New Roman" fo:font-size="13pt" officeooo:paragraph-rsid="00126d37" style:font-size-asian="13pt" style:font-size-complex="13pt"/>
    </style:style>
    <style:style style:name="P31" style:family="paragraph" style:parent-style-name="Text_20_body" style:master-page-name="">
      <style:paragraph-properties fo:margin-left="0cm" fo:margin-right="0cm" fo:margin-top="0cm" fo:margin-bottom="0.247cm" loext:contextual-spacing="false" fo:line-height="100%" fo:text-align="justify" style:justify-single-word="false" fo:orphans="2" fo:widows="2" fo:text-indent="1cm" style:auto-text-indent="false" style:page-number="auto" style:writing-mode="lr-tb"/>
      <style:text-properties style:font-name="Times New Roman" fo:font-size="13pt" officeooo:paragraph-rsid="00126d37" style:font-size-asian="13pt" style:font-size-complex="13pt"/>
    </style:style>
    <style:style style:name="P32" style:family="paragraph" style:parent-style-name="Text_20_body" style:master-page-name="">
      <style:paragraph-properties fo:margin-left="0cm" fo:margin-right="0cm" fo:margin-top="0cm" fo:margin-bottom="0.247cm" loext:contextual-spacing="false" fo:line-height="100%" fo:text-align="justify" style:justify-single-word="false" fo:orphans="2" fo:widows="2" fo:text-indent="1cm" style:auto-text-indent="false" style:page-number="auto" style:writing-mode="lr-tb"/>
      <style:text-properties fo:color="#000000" style:font-name="Times New Roman" fo:font-size="13pt" fo:language="uk" fo:country="UA" officeooo:rsid="00236181" officeooo:paragraph-rsid="00126d37" style:font-size-asian="13pt" style:font-size-complex="13pt"/>
    </style:style>
    <style:style style:name="P33" style:family="paragraph" style:parent-style-name="Text_20_body" style:master-page-name="">
      <style:paragraph-properties fo:margin-left="0cm" fo:margin-right="0cm" fo:margin-top="0cm" fo:margin-bottom="0.247cm" loext:contextual-spacing="false" fo:line-height="100%" fo:text-align="justify" style:justify-single-word="false" fo:orphans="2" fo:widows="2" fo:text-indent="1cm" style:auto-text-indent="false" style:page-number="auto" style:writing-mode="lr-tb">
        <style:tab-stops>
          <style:tab-stop style:position="1.27cm"/>
        </style:tab-stops>
      </style:paragraph-properties>
      <style:text-properties fo:color="#000000" style:font-name="Times New Roman" fo:font-size="13pt" officeooo:paragraph-rsid="00126d37" style:letter-kerning="true" style:font-size-asian="13pt" style:font-size-complex="13pt"/>
    </style:style>
    <style:style style:name="P34" style:family="paragraph" style:parent-style-name="Text_20_body" style:master-page-name="">
      <style:paragraph-properties fo:margin-left="0cm" fo:margin-right="0cm" fo:margin-top="0cm" fo:margin-bottom="0.247cm" loext:contextual-spacing="false" fo:line-height="100%" fo:text-align="justify" style:justify-single-word="false" fo:orphans="2" fo:widows="2" fo:text-indent="1cm" style:auto-text-indent="false" style:page-number="auto" style:writing-mode="lr-tb"/>
      <style:text-properties officeooo:paragraph-rsid="00126d37"/>
    </style:style>
    <style:style style:name="P35" style:family="paragraph" style:parent-style-name="Standard" style:master-page-name="">
      <style:paragraph-properties fo:margin-left="0cm" fo:margin-right="0cm" fo:line-height="100%" fo:text-align="justify" style:justify-single-word="false" fo:orphans="0" fo:widows="0" fo:text-indent="1.27cm" style:auto-text-indent="false" style:page-number="auto" style:writing-mode="lr-tb"/>
      <style:text-properties fo:color="#000000" style:font-name="Times New Roman" fo:font-size="13pt" fo:language="uk" fo:country="UA" officeooo:paragraph-rsid="00126d37" style:font-size-asian="13pt" style:font-size-complex="13pt"/>
    </style:style>
    <style:style style:name="P36" style:family="paragraph" style:parent-style-name="Text_20_body">
      <loext:graphic-properties draw:fill="solid" draw:fill-color="#ffffff" draw:opacity="100%"/>
      <style:paragraph-properties fo:margin-left="0cm" fo:margin-right="0cm" fo:margin-top="0.466cm" fo:margin-bottom="0cm" loext:contextual-spacing="false" fo:line-height="100%" fo:text-indent="1.27cm" style:auto-text-indent="false" fo:background-color="#ffffff">
        <style:tab-stops>
          <style:tab-stop style:position="0.99cm"/>
        </style:tab-stops>
      </style:paragraph-properties>
      <style:text-properties fo:color="#000000" fo:font-size="13pt" officeooo:paragraph-rsid="00126d37" style:font-size-asian="13pt" style:font-size-complex="13pt"/>
    </style:style>
    <style:style style:name="P37" style:family="paragraph" style:parent-style-name="Text_20_body">
      <style:paragraph-properties fo:margin-left="0cm" fo:margin-right="0cm" fo:line-height="100%" fo:text-indent="1.27cm" style:auto-text-indent="false"/>
      <style:text-properties style:font-name="Times New Roman" fo:font-size="13pt" officeooo:paragraph-rsid="00126d37" style:font-size-asian="13pt" style:font-size-complex="13pt"/>
    </style:style>
    <style:style style:name="P38" style:family="paragraph" style:parent-style-name="Text_20_body">
      <style:paragraph-properties fo:margin-left="0cm" fo:margin-right="0cm" fo:line-height="100%" fo:text-indent="1.27cm" style:auto-text-indent="false"/>
      <style:text-properties officeooo:paragraph-rsid="00126d37"/>
    </style:style>
    <style:style style:name="P39" style:family="paragraph" style:parent-style-name="Text_20_body_20_indent" style:master-page-name="">
      <style:paragraph-properties fo:margin-left="0cm" fo:margin-right="0cm" fo:margin-top="0cm" fo:margin-bottom="0cm" loext:contextual-spacing="false" fo:line-height="100%" fo:text-align="justify" style:justify-single-word="false" fo:orphans="0" fo:widows="0" fo:text-indent="1.27cm" style:auto-text-indent="false" style:page-number="auto" style:writing-mode="lr-tb"/>
      <style:text-properties officeooo:paragraph-rsid="00170513"/>
    </style:style>
    <style:style style:name="P40" style:family="paragraph" style:parent-style-name="Text_20_body">
      <style:paragraph-properties fo:margin-left="0cm" fo:margin-right="0cm" fo:margin-top="0cm" fo:margin-bottom="0cm" loext:contextual-spacing="false" fo:line-height="100%" fo:text-align="justify" style:justify-single-word="false" fo:orphans="0" fo:widows="0" fo:text-indent="1.27cm" style:auto-text-indent="false" style:writing-mode="lr-tb"/>
      <style:text-properties style:font-name="Times New Roman" fo:font-size="14pt" fo:font-style="italic" fo:font-weight="normal" officeooo:paragraph-rsid="00170513" style:font-size-asian="14pt" style:font-style-asian="italic" style:font-weight-asian="normal" style:font-size-complex="14pt" style:font-weight-complex="normal"/>
    </style:style>
    <style:style style:name="P41" style:family="paragraph" style:parent-style-name="Standard">
      <loext:graphic-properties draw:fill="solid" draw:fill-color="#ffffff" draw:opacity="100%"/>
      <style:paragraph-properties fo:margin-left="0cm" fo:margin-right="0.06cm" fo:margin-top="0.009cm" fo:margin-bottom="0cm" loext:contextual-spacing="false" fo:line-height="0.94cm" fo:text-align="center" style:justify-single-word="false" fo:text-indent="0cm" style:auto-text-indent="false" fo:background-color="#ffffff"/>
      <style:text-properties fo:color="#000000" fo:font-size="13pt" fo:letter-spacing="-0.011cm" fo:language="uk" fo:country="UA" fo:font-weight="bold" style:font-size-asian="13pt" style:font-weight-asian="bold" style:font-size-complex="13pt" style:font-weight-complex="bold"/>
    </style:style>
    <style:style style:name="P42" style:family="paragraph" style:parent-style-name="Standard" style:master-page-name="Standard">
      <loext:graphic-properties draw:fill="solid" draw:fill-color="#ffffff" draw:opacity="100%"/>
      <style:paragraph-properties fo:margin-left="0cm" fo:margin-right="0.009cm" fo:text-align="center" style:justify-single-word="false" fo:text-indent="0cm" style:auto-text-indent="false" style:page-number="auto" fo:background-color="#ffffff"/>
      <style:text-properties fo:color="#000000" fo:font-size="13pt" style:font-size-asian="13pt" style:font-size-complex="13pt"/>
    </style:style>
    <style:style style:name="P43" style:family="paragraph" style:parent-style-name="Standard" style:list-style-name="WWNum1">
      <loext:graphic-properties draw:fill="solid" draw:fill-color="#ffffff" draw:opacity="100%"/>
      <style:paragraph-properties fo:background-color="#ffffff">
        <style:tab-stops>
          <style:tab-stop style:position="1.007cm"/>
        </style:tab-stops>
      </style:paragraph-properties>
      <style:text-properties fo:font-size="13pt" style:font-size-asian="13pt" style:font-size-complex="13pt"/>
    </style:style>
    <style:style style:name="P44" style:family="paragraph" style:parent-style-name="Standard" style:list-style-name="WWNum1">
      <loext:graphic-properties draw:fill="solid" draw:fill-color="#ffffff" draw:opacity="100%"/>
      <style:paragraph-properties fo:background-color="#ffffff">
        <style:tab-stops>
          <style:tab-stop style:position="1.007cm"/>
        </style:tab-stops>
      </style:paragraph-properties>
      <style:text-properties fo:color="#000000" fo:font-size="13pt" fo:letter-spacing="-0.011cm" fo:language="uk" fo:country="UA" style:font-size-asian="13pt" style:font-size-complex="13pt"/>
    </style:style>
    <style:style style:name="P45" style:family="paragraph" style:parent-style-name="Standard" style:list-style-name="WWNum1">
      <loext:graphic-properties draw:fill="solid" draw:fill-color="#ffffff" draw:opacity="100%"/>
      <style:paragraph-properties fo:background-color="#ffffff">
        <style:tab-stops>
          <style:tab-stop style:position="1.007cm"/>
        </style:tab-stops>
      </style:paragraph-properties>
      <style:text-properties fo:color="#000000" fo:font-size="13pt" fo:letter-spacing="-0.011cm" fo:language="uk" fo:country="UA" officeooo:rsid="001197d2" officeooo:paragraph-rsid="001197d2" style:font-size-asian="13pt" style:font-size-complex="13pt"/>
    </style:style>
    <style:style style:name="P46" style:family="paragraph" style:parent-style-name="Standard" style:list-style-name="L2">
      <loext:graphic-properties draw:fill="solid" draw:fill-color="#ffffff" draw:opacity="100%"/>
      <style:paragraph-properties fo:line-height="0.474cm" fo:background-color="#ffffff">
        <style:tab-stops>
          <style:tab-stop style:position="1.33cm"/>
        </style:tab-stops>
      </style:paragraph-properties>
      <style:text-properties fo:color="#000000" fo:font-size="13pt" fo:letter-spacing="0.002cm" fo:language="uk" fo:country="UA" officeooo:paragraph-rsid="00125bfb" style:font-size-asian="13pt" style:font-size-complex="13pt"/>
    </style:style>
    <style:style style:name="P47" style:family="paragraph" style:parent-style-name="Standard" style:list-style-name="L3">
      <loext:graphic-properties draw:fill="solid" draw:fill-color="#ffffff" draw:opacity="100%"/>
      <style:paragraph-properties fo:line-height="0.474cm" fo:background-color="#ffffff">
        <style:tab-stops>
          <style:tab-stop style:position="1.33cm"/>
        </style:tab-stops>
      </style:paragraph-properties>
      <style:text-properties fo:color="#000000" fo:font-size="13pt" fo:letter-spacing="0.002cm" fo:language="uk" fo:country="UA" style:font-size-asian="13pt" style:font-size-complex="13pt"/>
    </style:style>
    <style:style style:name="P48" style:family="paragraph" style:parent-style-name="Standard" style:list-style-name="L3">
      <loext:graphic-properties draw:fill="solid" draw:fill-color="#ffffff" draw:opacity="100%"/>
      <style:paragraph-properties fo:line-height="0.474cm" fo:background-color="#ffffff">
        <style:tab-stops>
          <style:tab-stop style:position="1.33cm"/>
        </style:tab-stops>
      </style:paragraph-properties>
      <style:text-properties fo:color="#000000" fo:font-size="13pt" fo:letter-spacing="0.002cm" fo:language="uk" fo:country="UA" officeooo:rsid="00125bfb" officeooo:paragraph-rsid="00125bfb" style:font-size-asian="13pt" style:font-size-complex="13pt"/>
    </style:style>
    <style:style style:name="P49" style:family="paragraph" style:parent-style-name="Standard" style:list-style-name="L8">
      <style:paragraph-properties fo:line-height="100%" fo:text-align="justify" style:justify-single-word="false" fo:orphans="0" fo:widows="0"/>
      <style:text-properties fo:color="#000000" style:font-name="Times New Roman" fo:font-size="13pt" officeooo:paragraph-rsid="00126d37" style:font-size-asian="13pt" style:font-size-complex="13pt"/>
    </style:style>
    <style:style style:name="P50" style:family="paragraph" style:parent-style-name="Standard" style:list-style-name="L8">
      <style:paragraph-properties fo:line-height="100%" fo:text-align="justify" style:justify-single-word="false" fo:orphans="0" fo:widows="0">
        <style:tab-stops>
          <style:tab-stop style:position="1cm"/>
          <style:tab-stop style:position="1.588cm"/>
        </style:tab-stops>
      </style:paragraph-properties>
      <style:text-properties fo:color="#000000" style:font-name="Times New Roman" fo:font-size="13pt" officeooo:paragraph-rsid="00126d37" style:font-size-asian="13pt" style:font-size-complex="13pt"/>
    </style:style>
    <style:style style:name="P51" style:family="paragraph" style:parent-style-name="Standard" style:list-style-name="L8">
      <style:paragraph-properties fo:line-height="100%" fo:text-align="justify" style:justify-single-word="false" fo:orphans="0" fo:widows="0">
        <style:tab-stops>
          <style:tab-stop style:position="1cm"/>
          <style:tab-stop style:position="1.588cm"/>
        </style:tab-stops>
      </style:paragraph-properties>
      <style:text-properties fo:color="#000000" style:font-name="Times New Roman" fo:font-size="13pt" fo:font-weight="normal" officeooo:paragraph-rsid="00126d37" style:font-size-asian="13pt" style:font-weight-asian="normal" style:font-size-complex="13pt" style:font-weight-complex="normal"/>
    </style:style>
    <style:style style:name="P52" style:family="paragraph" style:parent-style-name="Standard" style:list-style-name="L9">
      <style:paragraph-properties fo:line-height="100%" fo:text-align="justify" style:justify-single-word="false" fo:orphans="0" fo:widows="0"/>
      <style:text-properties officeooo:paragraph-rsid="00170513"/>
    </style:style>
    <style:style style:name="P53" style:family="paragraph" style:parent-style-name="Standard" style:list-style-name="L9">
      <style:paragraph-properties fo:line-height="100%" fo:text-align="justify" style:justify-single-word="false" fo:orphans="0" fo:widows="0"/>
      <style:text-properties style:font-name="Times New Roman" fo:font-size="14pt" fo:font-weight="normal" officeooo:paragraph-rsid="00170513" style:font-size-asian="14pt" style:font-weight-asian="normal" style:font-size-complex="14pt" style:font-weight-complex="normal"/>
    </style:style>
    <style:style style:name="P54" style:family="paragraph" style:parent-style-name="Standard" style:list-style-name="L9">
      <style:paragraph-properties fo:line-height="100%" fo:text-align="justify" style:justify-single-word="false" fo:orphans="0" fo:widows="0"/>
      <style:text-properties style:font-name="Times New Roman" fo:font-size="14pt" fo:font-weight="normal" officeooo:paragraph-rsid="00170513" fo:background-color="transparent" style:font-size-asian="14pt" style:font-weight-asian="normal" style:font-size-complex="14pt" style:font-weight-complex="normal"/>
    </style:style>
    <style:style style:name="P55" style:family="paragraph" style:parent-style-name="Standard" style:list-style-name="L9">
      <style:paragraph-properties fo:line-height="100%" fo:text-align="justify" style:justify-single-word="false" fo:orphans="0" fo:widows="0"/>
      <style:text-properties style:font-name="Times New Roman" fo:font-size="14pt" fo:font-style="italic" fo:font-weight="normal" officeooo:paragraph-rsid="00170513" style:font-size-asian="14pt" style:font-style-asian="italic" style:font-weight-asian="normal" style:font-size-complex="14pt" style:font-weight-complex="normal"/>
    </style:style>
    <style:style style:name="P56" style:family="paragraph" style:parent-style-name="Standard" style:list-style-name="L1" style:master-page-name="">
      <loext:graphic-properties draw:fill="solid" draw:fill-color="#ffffff" draw:opacity="100%"/>
      <style:paragraph-properties fo:line-height="0.474cm" fo:text-align="start" style:justify-single-word="false" fo:orphans="0" fo:widows="0" style:page-number="auto" fo:background-color="#ffffff" style:writing-mode="lr-tb">
        <style:tab-stops>
          <style:tab-stop style:position="1.33cm"/>
        </style:tab-stops>
      </style:paragraph-properties>
      <style:text-properties fo:color="#000000" fo:font-size="13pt" fo:letter-spacing="0.002cm" fo:language="uk" fo:country="UA" officeooo:paragraph-rsid="001197d2" style:font-size-asian="13pt" style:font-size-complex="13pt"/>
    </style:style>
    <style:style style:name="P57" style:family="paragraph" style:parent-style-name="Standard" style:list-style-name="L1">
      <loext:graphic-properties draw:fill="solid" draw:fill-color="#ffffff" draw:opacity="100%"/>
      <style:paragraph-properties fo:line-height="0.474cm" fo:text-align="start" style:justify-single-word="false" fo:orphans="0" fo:widows="0" fo:background-color="#ffffff" style:writing-mode="lr-tb">
        <style:tab-stops>
          <style:tab-stop style:position="1.33cm"/>
        </style:tab-stops>
      </style:paragraph-properties>
      <style:text-properties fo:color="#000000" fo:font-size="13pt" fo:letter-spacing="0.002cm" fo:language="uk" fo:country="UA" officeooo:paragraph-rsid="001197d2" style:font-size-asian="13pt" style:font-size-complex="13pt"/>
    </style:style>
    <style:style style:name="P58" style:family="paragraph" style:parent-style-name="Standard" style:list-style-name="">
      <loext:graphic-properties draw:fill="solid" draw:fill-color="#ffffff" draw:opacity="100%"/>
      <style:paragraph-properties fo:margin-top="0.39cm" fo:margin-bottom="0cm" loext:contextual-spacing="false" fo:background-color="#ffffff">
        <style:tab-stops>
          <style:tab-stop style:position="17.314cm" style:leader-style="solid" style:leader-text="_"/>
        </style:tab-stops>
      </style:paragraph-properties>
      <style:text-properties fo:color="#000000" fo:font-size="13pt" officeooo:paragraph-rsid="00102625" style:font-size-asian="13pt" style:font-size-complex="13pt"/>
    </style:style>
    <style:style style:name="P59" style:family="paragraph" style:parent-style-name="Standard" style:list-style-name="L4" style:master-page-name="">
      <style:paragraph-properties fo:margin-left="0cm" fo:margin-right="0cm" fo:line-height="100%" fo:text-align="justify" style:justify-single-word="false" fo:orphans="2" fo:widows="2" fo:text-indent="0.635cm" style:auto-text-indent="false" style:page-number="auto" style:writing-mode="lr-tb">
        <style:tab-stops>
          <style:tab-stop style:position="0cm"/>
        </style:tab-stops>
      </style:paragraph-properties>
      <style:text-properties style:font-name="Times New Roman" fo:font-size="13pt" officeooo:paragraph-rsid="00126d37" style:font-size-asian="13pt" style:font-size-complex="13pt"/>
    </style:style>
    <style:style style:name="P60" style:family="paragraph" style:parent-style-name="Standard" style:list-style-name="L4" style:master-page-name="">
      <style:paragraph-properties fo:margin-left="0cm" fo:margin-right="0cm" fo:line-height="100%" fo:text-align="justify" style:justify-single-word="false" fo:orphans="2" fo:widows="2" fo:text-indent="0.635cm" style:auto-text-indent="false" style:page-number="auto" style:writing-mode="lr-tb">
        <style:tab-stops>
          <style:tab-stop style:position="0cm"/>
        </style:tab-stops>
      </style:paragraph-properties>
      <style:text-properties fo:color="#000000" style:font-name="Times New Roman" fo:font-size="13pt" fo:language="uk" fo:country="UA" fo:font-weight="normal" officeooo:rsid="002a409f" officeooo:paragraph-rsid="00126d37" fo:background-color="transparent" style:font-size-asian="13pt" style:font-weight-asian="normal" style:font-size-complex="13pt" style:font-weight-complex="normal"/>
    </style:style>
    <style:style style:name="P61" style:family="paragraph" style:parent-style-name="Standard" style:list-style-name="L4" style:master-page-name="">
      <style:paragraph-properties fo:margin-left="0cm" fo:margin-right="0cm" fo:line-height="100%" fo:text-align="justify" style:justify-single-word="false" fo:orphans="2" fo:widows="2" fo:text-indent="0.635cm" style:auto-text-indent="false" style:page-number="auto" style:writing-mode="lr-tb">
        <style:tab-stops>
          <style:tab-stop style:position="0cm"/>
        </style:tab-stops>
      </style:paragraph-properties>
      <style:text-properties fo:color="#000000" style:font-name="Times New Roman" fo:font-size="13pt" fo:language="uk" fo:country="UA" fo:font-weight="normal" officeooo:rsid="00286031" officeooo:paragraph-rsid="00126d37" fo:background-color="transparent" style:font-size-asian="13pt" style:font-weight-asian="normal" style:font-size-complex="13pt" style:font-weight-complex="normal"/>
    </style:style>
    <style:style style:name="P62" style:family="paragraph" style:parent-style-name="Standard" style:list-style-name="L7" style:master-page-name="">
      <style:paragraph-properties fo:margin-left="0cm" fo:margin-right="0cm" fo:line-height="100%" fo:text-align="justify" style:justify-single-word="false" fo:orphans="2" fo:widows="2" fo:text-indent="0.635cm" style:auto-text-indent="false" style:page-number="auto" style:writing-mode="lr-tb"/>
      <style:text-properties fo:color="#000000" style:font-name="Times New Roman" fo:font-size="13pt" officeooo:rsid="002f200d" officeooo:paragraph-rsid="00126d37" style:font-size-asian="13pt" style:font-size-complex="13pt"/>
    </style:style>
    <style:style style:name="P63" style:family="paragraph" style:parent-style-name="Standard" style:list-style-name="L7">
      <style:paragraph-properties fo:margin-left="0cm" fo:margin-right="0cm" fo:line-height="100%" fo:text-align="justify" style:justify-single-word="false" fo:orphans="2" fo:widows="2" fo:text-indent="0.635cm" style:auto-text-indent="false" style:writing-mode="lr-tb"/>
      <style:text-properties fo:color="#000000" style:font-name="Times New Roman" fo:font-size="13pt" officeooo:rsid="002f200d" officeooo:paragraph-rsid="00126d37" style:font-size-asian="13pt" style:font-size-complex="13pt"/>
    </style:style>
    <style:style style:name="P64" style:family="paragraph" style:parent-style-name="Standard" style:list-style-name="L7">
      <style:paragraph-properties fo:margin-left="0cm" fo:margin-right="0cm" fo:line-height="100%" fo:text-align="justify" style:justify-single-word="false" fo:orphans="2" fo:widows="2" fo:text-indent="0.635cm" style:auto-text-indent="false" style:writing-mode="lr-tb"/>
      <style:text-properties fo:color="#000000" style:font-name="Times New Roman" fo:font-size="13pt" officeooo:rsid="0022ac80" officeooo:paragraph-rsid="00126d37" style:font-size-asian="13pt" style:font-size-complex="13pt"/>
    </style:style>
    <style:style style:name="P65" style:family="paragraph" style:parent-style-name="Text_20_body" style:list-style-name="L5" style:master-page-name="">
      <style:paragraph-properties fo:margin-left="0cm" fo:margin-right="0cm" fo:line-height="100%" fo:text-align="justify" style:justify-single-word="false" fo:orphans="2" fo:widows="2" fo:text-indent="0.635cm" style:auto-text-indent="false" style:page-number="auto" style:writing-mode="lr-tb"/>
      <style:text-properties style:font-name="Times New Roman" fo:font-size="13pt" officeooo:paragraph-rsid="00126d37" style:font-size-asian="13pt" style:font-size-complex="13pt"/>
    </style:style>
    <style:style style:name="P66" style:family="paragraph" style:parent-style-name="Text_20_body" style:list-style-name="L6" style:master-page-name="">
      <style:paragraph-properties fo:margin-left="0cm" fo:margin-right="0cm" fo:line-height="100%" fo:text-align="justify" style:justify-single-word="false" fo:orphans="2" fo:widows="2" fo:text-indent="0.635cm" style:auto-text-indent="false" style:page-number="auto" style:writing-mode="lr-tb"/>
      <style:text-properties officeooo:paragraph-rsid="00126d37"/>
    </style:style>
    <style:style style:name="P67" style:family="paragraph" style:parent-style-name="Text_20_body" style:list-style-name="L5">
      <style:paragraph-properties fo:margin-left="0cm" fo:margin-right="0cm" fo:line-height="100%" fo:text-align="justify" style:justify-single-word="false" fo:orphans="2" fo:widows="2" fo:text-indent="0.635cm" style:auto-text-indent="false" style:writing-mode="lr-tb"/>
      <style:text-properties style:font-name="Times New Roman" fo:font-size="13pt" officeooo:paragraph-rsid="00126d37" style:font-size-asian="13pt" style:font-size-complex="13pt"/>
    </style:style>
    <style:style style:name="P68" style:family="paragraph" style:parent-style-name="Text_20_body" style:list-style-name="L6">
      <style:paragraph-properties fo:margin-left="0cm" fo:margin-right="0cm" fo:line-height="100%" fo:text-align="justify" style:justify-single-word="false" fo:orphans="2" fo:widows="2" fo:text-indent="0.635cm" style:auto-text-indent="false" style:writing-mode="lr-tb"/>
      <style:text-properties officeooo:paragraph-rsid="00126d37"/>
    </style:style>
    <style:style style:name="P69" style:family="paragraph" style:parent-style-name="Text_20_body" style:list-style-name="L6">
      <style:paragraph-properties fo:margin-left="0cm" fo:margin-right="0cm" fo:line-height="100%" fo:text-align="justify" style:justify-single-word="false" fo:orphans="2" fo:widows="2" fo:text-indent="0.635cm" style:auto-text-indent="false" style:writing-mode="lr-tb"/>
      <style:text-properties fo:font-size="13pt" officeooo:paragraph-rsid="00126d37" style:font-size-asian="13pt" style:font-size-complex="13pt"/>
    </style:style>
    <style:style style:name="T1" style:family="text">
      <style:text-properties fo:color="#000000" fo:language="uk" fo:country="UA"/>
    </style:style>
    <style:style style:name="T2" style:family="text">
      <style:text-properties fo:color="#000000" fo:language="uk" fo:country="UA" fo:font-weight="normal" officeooo:rsid="004a6be4" style:font-weight-asian="normal" style:font-weight-complex="normal"/>
    </style:style>
    <style:style style:name="T3" style:family="text">
      <style:text-properties fo:color="#000000" fo:language="uk" fo:country="UA" fo:font-weight="normal" fo:background-color="#ffffff" loext:char-shading-value="0" style:font-weight-asian="normal" style:font-weight-complex="normal"/>
    </style:style>
    <style:style style:name="T4" style:family="text">
      <style:text-properties fo:color="#000000" fo:language="uk" fo:country="UA" fo:font-weight="normal" fo:background-color="transparent" loext:char-shading-value="0" style:font-weight-asian="normal" style:font-weight-complex="normal"/>
    </style:style>
    <style:style style:name="T5" style:family="text">
      <style:text-properties fo:color="#000000" fo:language="uk" fo:country="UA" fo:font-weight="normal" officeooo:rsid="002a409f" fo:background-color="transparent" loext:char-shading-value="0" style:font-weight-asian="normal" style:font-weight-complex="normal"/>
    </style:style>
    <style:style style:name="T6" style:family="text">
      <style:text-properties fo:color="#000000" fo:language="uk" fo:country="UA" fo:font-weight="normal" officeooo:rsid="0041fde7" fo:background-color="transparent" loext:char-shading-value="0" style:font-weight-asian="normal" style:font-weight-complex="normal"/>
    </style:style>
    <style:style style:name="T7" style:family="text">
      <style:text-properties fo:color="#000000" fo:language="uk" fo:country="UA" fo:font-weight="normal" officeooo:rsid="00286031" fo:background-color="transparent" loext:char-shading-value="0" style:font-weight-asian="normal" style:font-weight-complex="normal"/>
    </style:style>
    <style:style style:name="T8" style:family="text">
      <style:text-properties fo:color="#000000" fo:language="uk" fo:country="UA" officeooo:rsid="0020fb90"/>
    </style:style>
    <style:style style:name="T9" style:family="text">
      <style:text-properties fo:color="#000000" fo:language="uk" fo:country="UA" officeooo:rsid="0021d67b"/>
    </style:style>
    <style:style style:name="T10" style:family="text">
      <style:text-properties fo:color="#000000" fo:language="uk" fo:country="UA" officeooo:rsid="0044eb60"/>
    </style:style>
    <style:style style:name="T11" style:family="text">
      <style:text-properties fo:color="#000000" fo:language="uk" fo:country="UA" officeooo:rsid="00236181"/>
    </style:style>
    <style:style style:name="T12" style:family="text">
      <style:text-properties fo:color="#000000" fo:language="uk" fo:country="UA" officeooo:rsid="00464504"/>
    </style:style>
    <style:style style:name="T13" style:family="text">
      <style:text-properties fo:color="#000000" fo:language="uk" fo:country="UA" officeooo:rsid="002c0de0"/>
    </style:style>
    <style:style style:name="T14" style:family="text">
      <style:text-properties fo:color="#000000" fo:language="uk" fo:country="UA" fo:font-style="italic" officeooo:rsid="003a6f48" style:font-style-asian="italic"/>
    </style:style>
    <style:style style:name="T15" style:family="text">
      <style:text-properties fo:color="#000000" fo:language="uk" fo:country="UA" fo:font-style="italic" style:text-underline-style="none" officeooo:rsid="003d93af" style:font-style-asian="italic" style:font-style-complex="italic"/>
    </style:style>
    <style:style style:name="T16" style:family="text">
      <style:text-properties fo:color="#000000" fo:language="uk" fo:country="UA" fo:font-style="italic" style:text-underline-style="none" officeooo:rsid="003e79b3" style:font-style-asian="italic" style:font-style-complex="italic"/>
    </style:style>
    <style:style style:name="T17" style:family="text">
      <style:text-properties fo:color="#000000" fo:language="uk" fo:country="UA" fo:font-style="italic" style:text-underline-style="none" officeooo:rsid="003f54e0" style:font-style-asian="italic" style:font-style-complex="italic"/>
    </style:style>
    <style:style style:name="T18" style:family="text">
      <style:text-properties fo:color="#000000" fo:language="uk" fo:country="UA" fo:font-style="italic" style:text-underline-style="none" officeooo:rsid="004781a2" style:font-style-asian="italic" style:font-style-complex="italic"/>
    </style:style>
    <style:style style:name="T19" style:family="text">
      <style:text-properties fo:color="#000000" fo:language="uk" fo:country="UA" fo:font-style="italic" style:text-underline-style="none" officeooo:rsid="003e79b3" fo:background-color="transparent" loext:char-shading-value="0" style:font-style-asian="italic" style:font-style-complex="italic"/>
    </style:style>
    <style:style style:name="T20" style:family="text">
      <style:text-properties fo:color="#000000" fo:language="uk" fo:country="UA" fo:font-style="italic" style:text-underline-style="none" officeooo:rsid="003f54e0" fo:background-color="transparent" loext:char-shading-value="0" style:font-style-asian="italic" style:font-style-complex="italic"/>
    </style:style>
    <style:style style:name="T21" style:family="text">
      <style:text-properties fo:color="#000000" fo:language="uk" fo:country="UA" fo:font-style="normal" style:text-underline-style="none" officeooo:rsid="003d93af" style:font-style-asian="normal" style:font-style-complex="normal"/>
    </style:style>
    <style:style style:name="T22" style:family="text">
      <style:text-properties fo:color="#000000" fo:language="uk" fo:country="UA" fo:font-style="normal" style:text-underline-style="none" officeooo:rsid="003a6f48" style:font-style-asian="normal" style:font-style-complex="normal"/>
    </style:style>
    <style:style style:name="T23" style:family="text">
      <style:text-properties fo:color="#000000" fo:language="uk" fo:country="UA" fo:font-style="normal" style:text-underline-style="none" officeooo:rsid="003e79b3" style:font-style-asian="normal" style:font-style-complex="normal"/>
    </style:style>
    <style:style style:name="T24" style:family="text">
      <style:text-properties fo:color="#000000" fo:language="uk" fo:country="UA" fo:font-style="normal" style:text-underline-style="none" officeooo:rsid="003f54e0" style:font-style-asian="normal" style:font-style-complex="normal"/>
    </style:style>
    <style:style style:name="T25" style:family="text">
      <style:text-properties fo:color="#000000" fo:language="uk" fo:country="UA" style:text-underline-style="none" officeooo:rsid="003d93af" style:font-style-complex="italic"/>
    </style:style>
    <style:style style:name="T26" style:family="text">
      <style:text-properties fo:color="#000000" fo:language="uk" fo:country="UA" style:text-underline-style="none" officeooo:rsid="003f54e0" style:font-style-complex="italic"/>
    </style:style>
    <style:style style:name="T27" style:family="text">
      <style:text-properties fo:color="#000000" style:font-name="Times New Roman" fo:language="uk" fo:country="UA"/>
    </style:style>
    <style:style style:name="T28" style:family="text">
      <style:text-properties fo:color="#000000" style:font-name="Times New Roman" fo:language="uk" fo:country="UA" officeooo:rsid="001711fc" style:font-name-complex="Times New Roman"/>
    </style:style>
    <style:style style:name="T29" style:family="text">
      <style:text-properties fo:color="#000000" style:font-name="Times New Roman" fo:language="uk" fo:country="UA" officeooo:rsid="00181e59" style:font-name-complex="Times New Roman"/>
    </style:style>
    <style:style style:name="T30" style:family="text">
      <style:text-properties fo:color="#000000" style:font-name="Times New Roman" fo:language="uk" fo:country="UA" officeooo:rsid="0033951b" style:font-name-complex="Times New Roman"/>
    </style:style>
    <style:style style:name="T31" style:family="text">
      <style:text-properties fo:color="#000000" style:font-name="Times New Roman" fo:language="uk" fo:country="UA" style:letter-kerning="true"/>
    </style:style>
    <style:style style:name="T32" style:family="text">
      <style:text-properties fo:color="#000000" style:font-name="Times New Roman" fo:language="uk" fo:country="UA" officeooo:rsid="001bed07" style:letter-kerning="true"/>
    </style:style>
    <style:style style:name="T33" style:family="text">
      <style:text-properties fo:color="#000000" style:font-name="Times New Roman" fo:language="uk" fo:country="UA" officeooo:rsid="00356af6" style:letter-kerning="true"/>
    </style:style>
    <style:style style:name="T34" style:family="text">
      <style:text-properties fo:color="#000000" style:font-name="Times New Roman" fo:language="uk" fo:country="UA" style:letter-kerning="true" fo:background-color="transparent" loext:char-shading-value="0"/>
    </style:style>
    <style:style style:name="T35" style:family="text">
      <style:text-properties fo:color="#000000" style:font-name="Times New Roman" fo:language="uk" fo:country="UA" officeooo:rsid="00430ea2" style:letter-kerning="true" fo:background-color="transparent" loext:char-shading-value="0"/>
    </style:style>
    <style:style style:name="T36" style:family="text">
      <style:text-properties fo:color="#000000" style:font-name="Times New Roman" fo:language="uk" fo:country="UA" fo:font-style="normal" style:text-underline-style="none" fo:font-weight="normal" officeooo:rsid="001bed07" style:font-style-asian="normal" style:font-weight-asian="normal" style:font-style-complex="normal" style:font-weight-complex="normal"/>
    </style:style>
    <style:style style:name="T37" style:family="text">
      <style:text-properties fo:color="#000000" style:font-name="Times New Roman" fo:language="uk" fo:country="UA" fo:font-style="normal" style:text-underline-style="none" style:letter-kerning="true" style:font-style-asian="normal" style:font-name-complex="Times New Roman" style:font-style-complex="normal"/>
    </style:style>
    <style:style style:name="T38" style:family="text">
      <style:text-properties fo:color="#000000" style:font-name="Times New Roman" fo:language="uk" fo:country="UA" fo:font-style="normal" style:text-underline-style="none" officeooo:rsid="001daa14" style:letter-kerning="true" style:font-style-asian="normal" style:font-name-complex="Times New Roman" style:font-style-complex="normal"/>
    </style:style>
    <style:style style:name="T39" style:family="text">
      <style:text-properties fo:color="#000000" style:font-name="Times New Roman" fo:language="uk" fo:country="UA" fo:font-style="normal" style:text-underline-style="none" officeooo:rsid="0020c783" style:letter-kerning="true" style:font-style-asian="normal" style:font-name-complex="Times New Roman" style:font-style-complex="normal"/>
    </style:style>
    <style:style style:name="T40" style:family="text">
      <style:text-properties fo:color="#000000" style:font-name="Times New Roman" fo:language="uk" fo:country="UA" fo:font-style="normal" style:text-underline-style="none" fo:font-weight="bold" officeooo:rsid="0020c783" style:letter-kerning="true" style:font-style-asian="normal" style:font-weight-asian="bold" style:font-name-complex="Times New Roman" style:font-style-complex="normal" style:font-weight-complex="bold"/>
    </style:style>
    <style:style style:name="T41" style:family="text">
      <style:text-properties fo:color="#000000" style:font-name="Times New Roman" fo:language="uk" fo:country="UA" officeooo:rsid="001d380d"/>
    </style:style>
    <style:style style:name="T42" style:family="text">
      <style:text-properties fo:color="#000000" style:font-name="Times New Roman" fo:language="uk" fo:country="UA" fo:background-color="transparent" loext:char-shading-value="0"/>
    </style:style>
    <style:style style:name="T43" style:family="text">
      <style:text-properties fo:color="#000000" style:font-name="Times New Roman" fo:language="uk" fo:country="UA" officeooo:rsid="00430ea2" fo:background-color="transparent" loext:char-shading-value="0"/>
    </style:style>
    <style:style style:name="T44" style:family="text">
      <style:text-properties fo:color="#000000" style:font-name="Times New Roman" fo:language="uk" fo:country="UA" officeooo:rsid="002da3ab"/>
    </style:style>
    <style:style style:name="T45" style:family="text">
      <style:text-properties fo:color="#000000" style:font-name="Times New Roman" fo:language="uk" fo:country="UA" officeooo:rsid="00380715"/>
    </style:style>
    <style:style style:name="T46" style:family="text">
      <style:text-properties fo:color="#000000" style:font-name="Times New Roman" fo:language="uk" fo:country="UA" officeooo:rsid="0046ec5c"/>
    </style:style>
    <style:style style:name="T47" style:family="text">
      <style:text-properties fo:color="#000000" style:font-name="Times New Roman" fo:font-size="13pt" fo:language="uk" fo:country="UA" style:font-size-asian="13pt" style:font-size-complex="13pt"/>
    </style:style>
    <style:style style:name="T48" style:family="text">
      <style:text-properties fo:color="#000000" style:font-name="Times New Roman" fo:font-size="13pt" fo:language="uk" fo:country="UA" officeooo:rsid="00286031" fo:background-color="transparent" loext:char-shading-value="0" style:font-size-asian="13pt" style:font-size-complex="13pt"/>
    </style:style>
    <style:style style:name="T49" style:family="text">
      <style:text-properties fo:color="#000000" style:font-name="Times New Roman" fo:font-size="13pt" fo:language="uk" fo:country="UA" officeooo:rsid="002da3ab" fo:background-color="transparent" loext:char-shading-value="0" style:font-size-asian="13pt" style:font-size-complex="13pt"/>
    </style:style>
    <style:style style:name="T50" style:family="text">
      <style:text-properties fo:color="#000000" style:font-name="Times New Roman" fo:font-size="13pt" fo:language="uk" fo:country="UA" officeooo:rsid="00380715" fo:background-color="transparent" loext:char-shading-value="0" style:font-size-asian="13pt" style:font-size-complex="13pt"/>
    </style:style>
    <style:style style:name="T51" style:family="text">
      <style:text-properties fo:color="#000000" style:font-name="Times New Roman" fo:font-size="13pt" fo:language="uk" fo:country="UA" officeooo:rsid="002a409f" fo:background-color="transparent" loext:char-shading-value="0" style:font-size-asian="13pt" style:font-size-complex="13pt"/>
    </style:style>
    <style:style style:name="T52" style:family="text">
      <style:text-properties fo:color="#000000" style:font-name="Times New Roman" fo:font-size="13pt" fo:language="uk" fo:country="UA" officeooo:rsid="0041fde7" fo:background-color="transparent" loext:char-shading-value="0" style:font-size-asian="13pt" style:font-size-complex="13pt"/>
    </style:style>
    <style:style style:name="T53" style:family="text">
      <style:text-properties fo:color="#000000" style:font-name="Times New Roman" fo:font-size="13pt" officeooo:rsid="00380715" style:font-size-asian="13pt" style:font-size-complex="13pt"/>
    </style:style>
    <style:style style:name="T54" style:family="text">
      <style:text-properties fo:color="#000000" style:font-name="Times New Roman" fo:font-size="13pt" officeooo:rsid="0046ec5c" style:font-size-asian="13pt" style:font-size-complex="13pt"/>
    </style:style>
    <style:style style:name="T55" style:family="text">
      <style:text-properties fo:color="#000000" style:font-name="Times New Roman" fo:font-size="13pt" officeooo:rsid="002da3ab" style:font-size-asian="13pt" style:font-size-complex="13pt"/>
    </style:style>
    <style:style style:name="T56" style:family="text">
      <style:text-properties fo:color="#000000" style:font-name="Times New Roman" fo:font-size="13pt" officeooo:rsid="00286031" fo:background-color="transparent" loext:char-shading-value="0" style:font-size-asian="13pt" style:font-size-complex="13pt"/>
    </style:style>
    <style:style style:name="T57" style:family="text">
      <style:text-properties fo:color="#000000" style:font-name="Times New Roman" fo:font-size="13pt" fo:language="en" fo:country="US" officeooo:rsid="00286031" fo:background-color="transparent" loext:char-shading-value="0" style:font-size-asian="13pt" style:font-size-complex="13pt"/>
    </style:style>
    <style:style style:name="T58" style:family="text">
      <style:text-properties fo:color="#000000" style:font-name="Times New Roman" fo:letter-spacing="-0.005cm" fo:language="uk" fo:country="UA" fo:font-weight="bold" officeooo:rsid="00181e59" style:font-name-asian="Times New Roman" style:font-weight-asian="bold" style:font-name-complex="Times New Roman" style:font-weight-complex="bold"/>
    </style:style>
    <style:style style:name="T59" style:family="text">
      <style:text-properties fo:color="#000000" style:font-name="Times New Roman" fo:font-size="14pt" fo:language="uk" fo:country="UA" fo:font-weight="normal" style:font-size-asian="14pt" style:font-weight-asian="normal" style:font-size-complex="14pt" style:font-weight-complex="normal"/>
    </style:style>
    <style:style style:name="T60" style:family="text">
      <style:text-properties fo:color="#000000" style:font-name="Times New Roman" fo:font-size="14pt" fo:language="uk" fo:country="UA" fo:font-weight="normal" officeooo:rsid="0048813c" style:font-size-asian="14pt" style:font-weight-asian="normal" style:font-size-complex="14pt" style:font-weight-complex="normal"/>
    </style:style>
    <style:style style:name="T61" style:family="text">
      <style:text-properties fo:color="#000000" style:font-name="Times New Roman" fo:font-size="14pt" fo:language="uk" fo:country="UA" fo:font-weight="normal" officeooo:rsid="002bda22" style:font-size-asian="14pt" style:language-asian="uk" style:country-asian="UA" style:font-weight-asian="normal" style:font-size-complex="14pt" style:font-weight-complex="normal"/>
    </style:style>
    <style:style style:name="T62" style:family="text">
      <style:text-properties fo:color="#000000" style:font-name="Times New Roman" fo:font-size="14pt" fo:language="uk" fo:country="UA" fo:font-weight="normal" officeooo:rsid="002314df" style:font-size-asian="14pt" style:language-asian="uk" style:country-asian="UA" style:font-weight-asian="normal" style:font-size-complex="14pt" style:font-weight-complex="normal"/>
    </style:style>
    <style:style style:name="T63" style:family="text">
      <style:text-properties fo:color="#000000"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64" style:family="text">
      <style:text-properties fo:color="#000000" style:font-name="Times New Roman" fo:font-size="14pt" fo:language="uk" fo:country="UA" fo:font-style="normal" style:text-underline-style="none" fo:font-weight="normal" officeooo:rsid="003d93af" style:font-size-asian="14pt" style:font-style-asian="normal" style:font-weight-asian="normal" style:font-size-complex="14pt" style:font-style-complex="normal" style:font-weight-complex="normal"/>
    </style:style>
    <style:style style:name="T65" style:family="text">
      <style:text-properties fo:color="#000000" style:font-name="Times New Roman" fo:font-size="14pt" fo:language="uk" fo:country="UA" fo:font-style="normal" style:text-underline-style="none" fo:font-weight="normal" officeooo:rsid="003a6f48" style:font-size-asian="14pt" style:font-style-asian="normal" style:font-weight-asian="normal" style:font-size-complex="14pt" style:font-style-complex="normal" style:font-weight-complex="normal"/>
    </style:style>
    <style:style style:name="T66" style:family="text">
      <style:text-properties fo:color="#000000" style:font-name="Times New Roman" fo:font-size="14pt" fo:language="uk" fo:country="UA" fo:font-style="normal" style:text-underline-style="none" fo:font-weight="normal" officeooo:rsid="003e79b3" style:font-size-asian="14pt" style:font-style-asian="normal" style:font-weight-asian="normal" style:font-size-complex="14pt" style:font-style-complex="normal" style:font-weight-complex="normal"/>
    </style:style>
    <style:style style:name="T67" style:family="text">
      <style:text-properties fo:color="#000000" style:font-name="Times New Roman" fo:font-size="14pt" fo:language="uk" fo:country="UA" fo:font-style="normal" style:text-underline-style="none" fo:font-weight="normal" officeooo:rsid="003f54e0" style:font-size-asian="14pt" style:font-style-asian="normal" style:font-weight-asian="normal" style:font-size-complex="14pt" style:font-style-complex="normal" style:font-weight-complex="normal"/>
    </style:style>
    <style:style style:name="T68" style:family="text">
      <style:text-properties fo:color="#000000" style:font-name="Times New Roman" fo:font-size="14pt" fo:language="uk" fo:country="UA" fo:font-style="normal" style:text-underline-style="none" fo:font-weight="bold" officeooo:rsid="003a6f48" style:font-size-asian="14pt" style:font-style-asian="normal" style:font-weight-asian="bold" style:font-size-complex="14pt" style:font-style-complex="normal" style:font-weight-complex="bold"/>
    </style:style>
    <style:style style:name="T69" style:family="text">
      <style:text-properties fo:color="#000000" style:font-name="Times New Roman" fo:font-size="14pt" fo:language="uk" fo:country="UA" fo:font-style="italic" fo:font-weight="normal" officeooo:rsid="003a6f48" style:font-size-asian="14pt" style:font-style-asian="italic" style:font-weight-asian="normal" style:font-size-complex="14pt" style:font-weight-complex="normal"/>
    </style:style>
    <style:style style:name="T70" style:family="text">
      <style:text-properties fo:color="#000000" style:font-name="Times New Roman" fo:font-size="14pt" fo:language="uk" fo:country="UA" fo:font-style="italic" style:text-underline-style="none" fo:font-weight="normal" officeooo:rsid="003d93af" style:font-size-asian="14pt" style:font-style-asian="italic" style:font-weight-asian="normal" style:font-size-complex="14pt" style:font-style-complex="italic" style:font-weight-complex="normal"/>
    </style:style>
    <style:style style:name="T71" style:family="text">
      <style:text-properties fo:color="#000000" style:font-name="Times New Roman" fo:font-size="14pt" fo:language="uk" fo:country="UA" fo:font-style="italic" style:text-underline-style="none" fo:font-weight="normal" officeooo:rsid="003f54e0" style:font-size-asian="14pt" style:font-style-asian="italic" style:font-weight-asian="normal" style:font-size-complex="14pt" style:font-style-complex="italic" style:font-weight-complex="normal"/>
    </style:style>
    <style:style style:name="T72" style:family="text">
      <style:text-properties fo:color="#000000" style:font-name="Times New Roman" fo:font-size="14pt" fo:language="uk" fo:country="UA" fo:font-style="italic" style:text-underline-style="none" fo:font-weight="normal" officeooo:rsid="0048813c" style:font-size-asian="14pt" style:font-style-asian="italic" style:font-weight-asian="normal" style:font-size-complex="14pt" style:font-style-complex="italic" style:font-weight-complex="normal"/>
    </style:style>
    <style:style style:name="T73" style:family="text">
      <style:text-properties fo:color="#000000" fo:letter-spacing="-0.005cm" fo:language="uk" fo:country="UA"/>
    </style:style>
    <style:style style:name="T74" style:family="text">
      <style:text-properties fo:color="#000000" fo:letter-spacing="-0.005cm" fo:language="uk" fo:country="UA" fo:font-weight="bold" officeooo:rsid="00125bfb" style:font-weight-asian="bold" style:font-weight-complex="bold"/>
    </style:style>
    <style:style style:name="T75" style:family="text">
      <style:text-properties fo:color="#000000" fo:font-weight="normal" fo:background-color="#ffffff" loext:char-shading-value="0" style:font-weight-asian="normal" style:font-weight-complex="normal"/>
    </style:style>
    <style:style style:name="T76" style:family="text">
      <style:text-properties fo:color="#000000" fo:font-weight="normal" officeooo:rsid="004a6be4" fo:background-color="#ffffff" loext:char-shading-value="0" style:font-weight-asian="normal" style:font-weight-complex="normal"/>
    </style:style>
    <style:style style:name="T77" style:family="text">
      <style:text-properties fo:color="#000000" fo:font-weight="normal" officeooo:rsid="00365d16" fo:background-color="#ffffff" loext:char-shading-value="0" style:font-weight-asian="normal" style:font-weight-complex="normal"/>
    </style:style>
    <style:style style:name="T78" style:family="text">
      <style:text-properties fo:color="#000000" fo:font-weight="normal" officeooo:rsid="00464504" fo:background-color="#ffffff" loext:char-shading-value="0" style:font-weight-asian="normal" style:font-weight-complex="normal"/>
    </style:style>
    <style:style style:name="T79" style:family="text">
      <style:text-properties fo:color="#000000" fo:font-weight="normal" fo:background-color="transparent" loext:char-shading-value="0" style:font-weight-asian="normal" style:font-weight-complex="normal"/>
    </style:style>
    <style:style style:name="T80" style:family="text">
      <style:text-properties fo:color="#000000" fo:font-weight="normal" officeooo:rsid="00286031" fo:background-color="transparent" loext:char-shading-value="0" style:font-weight-asian="normal" style:font-weight-complex="normal"/>
    </style:style>
    <style:style style:name="T81" style:family="text">
      <style:text-properties fo:color="#000000" fo:font-weight="normal" style:font-weight-asian="normal" style:font-weight-complex="normal"/>
    </style:style>
    <style:style style:name="T82" style:family="text">
      <style:text-properties fo:color="#000000" fo:language="en" fo:country="US" fo:font-weight="normal" officeooo:rsid="00286031" fo:background-color="transparent" loext:char-shading-value="0" style:font-weight-asian="normal" style:font-weight-complex="normal"/>
    </style:style>
    <style:style style:name="T83" style:family="text">
      <style:text-properties fo:color="#000000" officeooo:rsid="002b6ff9"/>
    </style:style>
    <style:style style:name="T84" style:family="text">
      <style:text-properties fo:color="#000000" officeooo:rsid="002b4081"/>
    </style:style>
    <style:style style:name="T85" style:family="text">
      <style:text-properties fo:color="#000000" officeooo:rsid="002c0de0"/>
    </style:style>
    <style:style style:name="T86" style:family="text">
      <style:text-properties fo:color="#000000" officeooo:rsid="002239ee"/>
    </style:style>
    <style:style style:name="T87" style:family="text">
      <style:text-properties fo:color="#000000" officeooo:rsid="0022ac80"/>
    </style:style>
    <style:style style:name="T88" style:family="text">
      <style:text-properties fo:language="ru" fo:country="RU"/>
    </style:style>
    <style:style style:name="T89" style:family="text">
      <style:text-properties fo:language="ru" fo:country="RU" fo:font-weight="bold" officeooo:rsid="00126d37" style:font-weight-asian="bold" style:font-weight-complex="bold"/>
    </style:style>
    <style:style style:name="T90" style:family="text">
      <style:text-properties fo:language="uk" fo:country="UA"/>
    </style:style>
    <style:style style:name="T91" style:family="text">
      <style:text-properties fo:language="uk" fo:country="UA" officeooo:rsid="001197d2"/>
    </style:style>
    <style:style style:name="T92" style:family="text">
      <style:text-properties fo:language="uk" fo:country="UA" officeooo:rsid="002239ee"/>
    </style:style>
    <style:style style:name="T93" style:family="text">
      <style:text-properties fo:language="uk" fo:country="UA" officeooo:rsid="00300076"/>
    </style:style>
    <style:style style:name="T94" style:family="text">
      <style:text-properties fo:language="uk" fo:country="UA" officeooo:rsid="003133bd"/>
    </style:style>
    <style:style style:name="T95" style:family="text">
      <style:text-properties fo:language="uk" fo:country="UA" fo:font-weight="normal" officeooo:rsid="003133bd" style:font-weight-asian="normal" style:font-weight-complex="normal"/>
    </style:style>
    <style:style style:name="T96" style:family="text">
      <style:text-properties fo:language="uk" fo:country="UA" officeooo:rsid="003395d6"/>
    </style:style>
    <style:style style:name="T97" style:family="text">
      <style:text-properties fo:language="uk" fo:country="UA" officeooo:rsid="0033e1ec"/>
    </style:style>
    <style:style style:name="T98" style:family="text">
      <style:text-properties fo:language="uk" fo:country="UA" officeooo:rsid="00360c8c"/>
    </style:style>
    <style:style style:name="T99" style:family="text">
      <style:text-properties fo:language="uk" fo:country="UA" officeooo:rsid="00365ebc"/>
    </style:style>
    <style:style style:name="T100" style:family="text">
      <style:text-properties style:font-name="Times New Roman"/>
    </style:style>
    <style:style style:name="T101" style:family="text">
      <style:text-properties style:font-name="Times New Roman" fo:language="uk" fo:country="UA" style:font-name-complex="Times New Roman"/>
    </style:style>
    <style:style style:name="T102" style:family="text">
      <style:text-properties style:font-name="Times New Roman" fo:language="uk" fo:country="UA" officeooo:rsid="001711fc" style:font-name-complex="Times New Roman"/>
    </style:style>
    <style:style style:name="T103" style:family="text">
      <style:text-properties style:font-name="Times New Roman" fo:language="uk" fo:country="UA" officeooo:rsid="0033951b" style:font-name-complex="Times New Roman"/>
    </style:style>
    <style:style style:name="T104" style:family="text">
      <style:text-properties style:font-name="Times New Roman" fo:language="uk" fo:country="UA" officeooo:rsid="00126d37" style:font-name-complex="Times New Roman"/>
    </style:style>
    <style:style style:name="T105" style:family="text">
      <style:text-properties style:font-name="Times New Roman" fo:font-size="13pt" fo:font-weight="bold" style:font-size-asian="13pt" style:font-weight-asian="bold" style:font-size-complex="13pt"/>
    </style:style>
    <style:style style:name="T106" style:family="text">
      <style:text-properties style:font-name="Times New Roman" fo:font-size="13pt" fo:font-weight="bold" style:font-size-asian="13pt" style:font-weight-asian="bold" style:font-size-complex="13pt" style:font-weight-complex="bold"/>
    </style:style>
    <style:style style:name="T107" style:family="text">
      <style:text-properties style:font-name="Times New Roman" fo:font-size="13pt" style:font-size-asian="13pt" style:font-size-complex="13pt"/>
    </style:style>
    <style:style style:name="T108" style:family="text">
      <style:text-properties style:font-name="Times New Roman" style:letter-kerning="true" fo:background-color="transparent" loext:char-shading-value="0"/>
    </style:style>
    <style:style style:name="T109" style:family="text">
      <style:text-properties style:font-name="Times New Roman" officeooo:rsid="00430ea2" style:letter-kerning="true" fo:background-color="transparent" loext:char-shading-value="0"/>
    </style:style>
    <style:style style:name="T110" style:family="text">
      <style:text-properties style:font-name="Times New Roman" officeooo:rsid="00356af6" style:letter-kerning="true" fo:background-color="transparent" loext:char-shading-value="0"/>
    </style:style>
    <style:style style:name="T111" style:family="text">
      <style:text-properties style:font-name="Times New Roman" fo:font-weight="bold" officeooo:rsid="00430ea2" style:letter-kerning="true" fo:background-color="transparent" loext:char-shading-value="0" style:font-weight-asian="bold"/>
    </style:style>
    <style:style style:name="T112" style:family="text">
      <style:text-properties style:font-name="Times New Roman" fo:font-weight="bold" style:font-weight-asian="bold" style:font-weight-complex="bold"/>
    </style:style>
    <style:style style:name="T113" style:family="text">
      <style:text-properties style:font-name="Times New Roman" fo:language="ru" fo:country="RU"/>
    </style:style>
    <style:style style:name="T114" style:family="text">
      <style:text-properties style:font-name="Times New Roman" fo:letter-spacing="-0.005cm" fo:language="uk" fo:country="UA" fo:font-weight="bold" officeooo:rsid="00125bfb" style:font-weight-asian="bold" style:font-weight-complex="bold"/>
    </style:style>
    <style:style style:name="T115" style:family="text">
      <style:text-properties style:font-name="Times New Roman" fo:letter-spacing="-0.005cm" fo:language="uk" fo:country="UA" officeooo:rsid="00125bfb"/>
    </style:style>
    <style:style style:name="T116" style:family="text">
      <style:text-properties style:font-name="Times New Roman" fo:letter-spacing="-0.005cm" fo:language="uk" fo:country="UA" officeooo:rsid="00125bfb" fo:background-color="transparent" loext:char-shading-value="0"/>
    </style:style>
    <style:style style:name="T117" style:family="text">
      <style:text-properties style:font-name="Times New Roman" fo:letter-spacing="-0.005cm" fo:language="uk" fo:country="UA" officeooo:rsid="0047ea60" fo:background-color="transparent" loext:char-shading-value="0"/>
    </style:style>
    <style:style style:name="T118" style:family="text">
      <style:text-properties fo:letter-spacing="-0.009cm" fo:language="uk" fo:country="UA"/>
    </style:style>
    <style:style style:name="T119" style:family="text">
      <style:text-properties fo:letter-spacing="-0.009cm" fo:language="uk" fo:country="UA" fo:font-weight="bold" style:font-weight-asian="bold" style:font-weight-complex="bold"/>
    </style:style>
    <style:style style:name="T120" style:family="text">
      <style:text-properties fo:letter-spacing="-0.009cm" fo:language="uk" fo:country="UA" officeooo:rsid="0013a17a"/>
    </style:style>
    <style:style style:name="T121" style:family="text">
      <style:text-properties fo:letter-spacing="-0.011cm" fo:language="uk" fo:country="UA"/>
    </style:style>
    <style:style style:name="T122" style:family="text">
      <style:text-properties fo:letter-spacing="-0.011cm" fo:language="uk" fo:country="UA" fo:font-weight="bold" style:font-weight-asian="bold" style:font-weight-complex="bold"/>
    </style:style>
    <style:style style:name="T123" style:family="text">
      <style:text-properties fo:letter-spacing="-0.011cm" fo:font-weight="bold" style:font-weight-asian="bold" style:font-weight-complex="bold"/>
    </style:style>
    <style:style style:name="T124" style:family="text">
      <style:text-properties fo:letter-spacing="-0.005cm"/>
    </style:style>
    <style:style style:name="T125" style:family="text">
      <style:text-properties fo:letter-spacing="-0.005cm" fo:language="uk" fo:country="UA"/>
    </style:style>
    <style:style style:name="T126" style:family="text">
      <style:text-properties fo:letter-spacing="-0.005cm" fo:language="uk" fo:country="UA" officeooo:rsid="001197d2"/>
    </style:style>
    <style:style style:name="T127" style:family="text">
      <style:text-properties fo:letter-spacing="-0.005cm" fo:language="uk" fo:country="UA" officeooo:rsid="00125bfb"/>
    </style:style>
    <style:style style:name="T128" style:family="text">
      <style:text-properties fo:letter-spacing="-0.005cm" fo:language="uk" fo:country="UA" fo:font-weight="bold" style:font-weight-asian="bold" style:font-weight-complex="bold"/>
    </style:style>
    <style:style style:name="T129" style:family="text">
      <style:text-properties fo:letter-spacing="-0.004cm" fo:language="uk" fo:country="UA"/>
    </style:style>
    <style:style style:name="T130" style:family="text">
      <style:text-properties fo:letter-spacing="-0.004cm" fo:language="uk" fo:country="UA" fo:font-style="italic" fo:font-weight="bold" style:font-style-asian="italic" style:font-weight-asian="bold" style:font-style-complex="italic" style:font-weight-complex="bold"/>
    </style:style>
    <style:style style:name="T131" style:family="text">
      <style:text-properties fo:font-weight="bold" style:font-weight-asian="bold"/>
    </style:style>
    <style:style style:name="T132" style:family="text">
      <style:text-properties fo:font-weight="bold" style:font-weight-asian="bold" style:font-weight-complex="bold"/>
    </style:style>
    <style:style style:name="T133" style:family="text">
      <style:text-properties fo:font-weight="normal" style:font-weight-asian="normal" style:font-weight-complex="normal"/>
    </style:style>
    <style:style style:name="T134" style:family="text">
      <style:text-properties fo:background-color="#ffff00" loext:char-shading-value="0"/>
    </style:style>
    <style:style style:name="T135" style:family="text">
      <style:text-properties officeooo:rsid="0048f519" fo:background-color="#ffff00" loext:char-shading-value="0"/>
    </style:style>
    <style:style style:name="T136" style:family="text">
      <style:text-properties officeooo:rsid="0033951b"/>
    </style:style>
    <style:style style:name="T137" style:family="text">
      <style:text-properties officeooo:rsid="002239ee"/>
    </style:style>
    <style:style style:name="T138" style:family="text">
      <style:text-properties officeooo:rsid="002cca27"/>
    </style:style>
    <style:style style:name="T139" style:family="text">
      <style:text-properties officeooo:rsid="00464504"/>
    </style:style>
    <style:style style:name="T140" style:family="text">
      <style:text-properties fo:font-style="italic" fo:font-weight="bold" style:font-style-asian="italic" style:font-weight-asian="bold"/>
    </style:style>
    <style:style style:name="T141" style:family="text">
      <style:text-properties fo:font-style="italic" style:text-underline-style="none" style:font-style-asian="italic" style:font-style-complex="italic"/>
    </style:style>
    <style:style style:name="T142" style:family="text">
      <style:text-properties fo:font-style="italic" style:text-underline-style="none" officeooo:rsid="003a6f48" style:font-style-asian="italic" style:font-style-complex="italic"/>
    </style:style>
    <style:style style:name="T143" style:family="text">
      <style:text-properties fo:font-style="italic" style:text-underline-style="none" officeooo:rsid="0048813c" style:font-style-asian="italic" style:font-style-complex="italic"/>
    </style:style>
    <style:style style:name="T144" style:family="text">
      <style:text-properties officeooo:rsid="0022ac80"/>
    </style:style>
    <style:style style:name="T145" style:family="text">
      <style:text-properties officeooo:rsid="0047ea60"/>
    </style:style>
    <style:style style:name="T146" style:family="text">
      <style:text-properties fo:language="en" fo:country="US"/>
    </style:style>
    <style:style style:name="T147" style:family="text">
      <style:text-properties fo:language="en" fo:country="US" officeooo:rsid="00300076"/>
    </style:style>
    <style:style style:name="T148" style:family="text">
      <style:text-properties officeooo:rsid="003a6f48"/>
    </style:style>
    <style:style style:name="T149" style:family="text">
      <style:text-properties fo:background-color="transparent" loext:char-shading-value="0"/>
    </style:style>
    <style:style style:name="T150" style:family="text">
      <style:text-properties officeooo:rsid="001824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22">ПРОТОКОЛ № </text:span><text:span text:style-name="T123">4</text:span></text:p>
      <text:p text:style-name="P8">засідання кафедри технічної кібернетики</text:p>
      <text:p text:style-name="P8">від 2<text:span text:style-name="T88">6</text:span> листопада 2015 року</text:p>
      <text:p text:style-name="P1"><text:span text:style-name="T125">ПРИСУТНІ</text:span><text:span text:style-name="T118">: Анікін В.К., Гуменний Д.О., </text:span><text:span text:style-name="T90">Дзінько Р.І., Дзінько А.М., </text:span><text:span text:style-name="T118">Ігнатенко В.М., Кисленко Ю.І., </text:span><text:span text:style-name="T90">Корнага Я.І., </text:span><text:span text:style-name="T118">Коц С.О., Крилов Є.В., Лісовиченко О.І., Ліхоузова Т.А., </text:span><text:span text:style-name="T90">Максимюк А.В., </text:span><text:span text:style-name="T118">Мелкумян К.Ю., Олійник В.В., Остапченко К.Б., Пасько В.П., Поліщук М.М., Польшакова О.М., </text:span><text:span text:style-name="T90">Ромашкевич Я.О., </text:span><text:span text:style-name="T118">Стенін О.А., Тимошин Ю.А., Ткач М.М., Чумаченко О.І., </text:span><text:span text:style-name="T90">Шемсединов Т.Г, </text:span><text:span text:style-name="T91">Ямпольський Л.С</text:span><text:span text:style-name="T90">.</text:span></text:p>
      <text:p text:style-name="P9">інші співробітники: Стецунов В.І.</text:p>
      <text:p text:style-name="P41">ПОРЯДОК ДЕННИЙ:</text:p>
      <text:list xml:id="list7889041856832199790" text:style-name="WWNum1">
        <text:list-item>
          <text:p text:style-name="P43">Попередній розподіл спеціалістів та магістрів 6 курсу.</text:p>
        </text:list-item>
        <text:list-item>
          <text:p text:style-name="P44">Попереднє затвердження тем наукових досліджень та керівників магістерських дисертацій студентів 5-го курсу.</text:p>
        </text:list-item>
        <text:list-item>
          <text:p text:style-name="P44">Про підготовку звіту про наукову роботу кафедри у 2015 році.</text:p>
        </text:list-item>
        <text:list-item>
          <text:p text:style-name="P44">Конкурсні справи.</text:p>
        </text:list-item>
        <text:list-item>
          <text:p text:style-name="P45">Повідомлення асистента кафедри Гуменного Дмитра Олександровича за матеріалами дисертаційної роботи “Автоматизація процесу управління усталеним рухом антропоморфного крокуючого апарата” поданої на здобуття наукового ступеня кандидата технічних наук за спеціальністю 05.13.07 — автоматизація процесів керування.</text:p>
        </text:list-item>
      </text:list>
      <text:p text:style-name="P12"><text:span text:style-name="T126">1.<text:tab/></text:span><text:span text:style-name="T128">СЛУХАЛИ:</text:span><text:span text:style-name="T125"> </text:span><text:span text:style-name="T121">Попередній розподіл спеціалістів та магістрів 6 курсу</text:span><text:span text:style-name="T125">.</text:span></text:p>
      <text:p text:style-name="P2"><text:span text:style-name="T129">(доп. </text:span><text:span text:style-name="T118">Кисленко Ю.І., Крилов Є.В.</text:span><text:span text:style-name="T129">)</text:span></text:p>
      <text:p text:style-name="P27">УХВАЛИЛИ:</text:p>
      <text:list xml:id="list3106626057438861571" text:style-name="L1">
        <text:list-item>
          <text:p text:style-name="P56">Перелік договорів здати до 1 грудня.</text:p>
        </text:list-item>
        <text:list-item>
          <text:p text:style-name="P57">Керівникам прослідкувати, щоб дипломники принесли довідки про працевлаштування.</text:p>
        </text:list-item>
      </text:list>
      <text:p text:style-name="P14"><text:span text:style-name="T127">2.<text:tab/></text:span><text:span text:style-name="T128">СЛУХАЛИ:</text:span><text:span text:style-name="T125"> </text:span><text:span text:style-name="T121">Попереднє затвердження тем наукових досліджень та керівників магістерських дисертацій студентів 5-го курсу</text:span><text:span text:style-name="T125">.</text:span></text:p>
      <text:p text:style-name="P2"><text:span text:style-name="T129">(доп. </text:span><text:span text:style-name="T118">Чумаченко О.І.</text:span><text:span text:style-name="T129">)</text:span></text:p>
      <text:p text:style-name="P27">УХВАЛИЛИ:</text:p>
      <text:list xml:id="list8328317519460081692" text:style-name="L2">
        <text:list-item>
          <text:p text:style-name="P46">25 грудня провести семінар магістрів 6 курсу по результатам якого проставити залік по науковим дослідженням. Необхідною умовою є наявність першого розділу ПЗ.</text:p>
        </text:list-item>
        <text:list-item>
          <text:p text:style-name="P46">9 грудня провести семінар магістрів 5 курсу для фіксації попереднього формулювання тем.</text:p>
        </text:list-item>
      </text:list>
      <text:p text:style-name="P11"><text:span text:style-name="T125">3.<text:tab/></text:span><text:span text:style-name="T128">СЛУХАЛИ:</text:span><text:span text:style-name="T125"> </text:span><text:span text:style-name="T121">Про підготовку звіту про наукову роботу кафедри у 2015 році.</text:span></text:p>
      <text:p text:style-name="P2"><text:span text:style-name="T129">(доп. </text:span><text:span text:style-name="T118">Тимошин Ю.А.</text:span><text:span text:style-name="T129">)</text:span></text:p>
      <text:p text:style-name="P27">УХВАЛИЛИ:</text:p>
      <text:list xml:id="list183514029441703664" text:style-name="L3">
        <text:list-item>
          <text:p text:style-name="P47">Терміново подати інформацію для заповнення звіту згідно наданого шаблона.</text:p>
        </text:list-item>
        <text:list-item>
          <text:p text:style-name="P48">Розповсюдити матеріали між викладачами кафедри.</text:p>
        </text:list-item>
      </text:list>
      <text:p text:style-name="P11"><text:span text:style-name="T124">4</text:span><text:span text:style-name="T125">.<text:tab/></text:span><text:span text:style-name="T128">СЛУХАЛИ:</text:span><text:span text:style-name="T125"> </text:span><text:span text:style-name="T121">Конкурсні справи доц. </text:span><text:span text:style-name="T90">Корнаги Я</text:span><text:span text:style-name="T118">.І.</text:span></text:p>
      <text:p text:style-name="P3"><text:span text:style-name="T129">(доп. </text:span><text:span text:style-name="T118">Ткач М.М.</text:span><text:span text:style-name="T129">)</text:span></text:p>
      <text:h text:style-name="P58" text:outline-level="1"><text:span text:style-name="T130">В обговоренні виступили</text:span><text:span text:style-name="T129">: <text:s/>доц. Ткач М.М., доц. </text:span><text:span text:style-name="T118">Лісовиченко О.І., </text:span><text:span text:style-name="T129">доц.</text:span><text:span text:style-name="T118"> Пасько В.П., доц. Поліщук М.М. </text:span><text:span text:style-name="T90">Завідувач</text:span><text:span text:style-name="T129"> кафедри зачитав висновок експертно-кваліфікаційної комісії про відповідність об’єктивних даних претендентів умовам конкурсу, вимогам посади та вимогам, установленим для науково-педагогічних працівників Законом України «Про освіту» та «Про вищу освіту».</text:span></text:h>
      <text:p text:style-name="P4"><text:soft-page-break/><text:span text:style-name="T90">Завідувач</text:span><text:span text:style-name="T129"> кафедри поставив питання про форму. </text:span><text:span text:style-name="T90">Прийнято рішення про відкрите голосування.</text:span></text:p>
      <text:p text:style-name="P5"><text:span text:style-name="T90">Результати</text:span><text:span text:style-name="T129"> голосування</text:span><text:span text:style-name="T90"> по кандидатурі Корнаги </text:span><text:span text:style-name="T118"> Ярослава Ігоровича</text:span><text:span text:style-name="T129">:</text:span></text:p>
      <text:p text:style-name="P10">рекомендувати<text:tab/><text:tab/>24</text:p>
      <text:p text:style-name="P10">не рекомендувати <text:s text:c="8"/><text:tab/>0</text:p>
      <text:p text:style-name="P10">утрималися<text:tab/><text:tab/>0</text:p>
      <text:p text:style-name="P26"><text:span text:style-name="T119">УХВАЛИЛИ:</text:span><text:span text:style-name="T129"> На підставі результатів голосування кафедра рекомендує </text:span><text:span text:style-name="T90">Корнагу </text:span><text:span text:style-name="T118">Ярослава Ігоровича</text:span><text:span text:style-name="T129"> на посаду доцента кафедри технічної кібернетики</text:span><text:span text:style-name="T125">;</text:span></text:p>
      <text:p text:style-name="P13"><text:span text:style-name="T73">5.<text:tab/></text:span><text:span text:style-name="T74">СЛУХАЛИ:</text:span><text:span text:style-name="T58"> </text:span><text:span text:style-name="T101">Повідомлення </text:span><text:span text:style-name="T102">ас</text:span><text:span text:style-name="T104">истента</text:span><text:span text:style-name="T103"> </text:span><text:span text:style-name="T101">ка</text:span><text:span text:style-name="T102">ф</text:span><text:span text:style-name="T101">едри </text:span><text:span text:style-name="T102">технічної кібернетики</text:span><text:span text:style-name="T101"> </text:span><text:span text:style-name="T102">Гуменного Дмитра Олександровича за матеріалами дисертаційної роботи “</text:span><text:span text:style-name="T28">Автоматизація процесу керування усталеним рухом антропоморфного крокуючого апарата” </text:span><text:span text:style-name="T29">поданої на здобуття наукового ступеня кандидата технічних наук за спеціальністю </text:span><text:bookmark-start text:name="__DdeLink__1363_26633623"/><text:span text:style-name="T29">05.13.07 - </text:span><text:span text:style-name="T30">а</text:span><text:span text:style-name="T29">втоматиція процесів керування.</text:span><text:bookmark-end text:name="__DdeLink__1363_26633623"/></text:p>
      <text:p text:style-name="P19"><text:tab/>Тему дисертаційної роботи “Автоматизація процесу керування усталеним рухом антропоморфного крокуючого апарата” затверджено на засіданні Вченої ради Національного технічного університету України <text:span text:style-name="T88">“</text:span>Київський політехнічний <text:s text:c="3"/>інститут<text:span text:style-name="T88">" </text:span><text:span text:style-name="T134">(протокол № </text:span><text:span text:style-name="T135">2</text:span><text:span text:style-name="T134"> від </text:span><text:span text:style-name="T135">7</text:span><text:span text:style-name="T134"> </text:span><text:span text:style-name="T135">лютого</text:span><text:span text:style-name="T134"> 201</text:span><text:span text:style-name="T135">1 </text:span><text:span text:style-name="T134">року)</text:span>. Науковим керівником <text:span text:style-name="T136">призначено к.т.н., доц. Ткача М.М.</text:span></text:p>
      <text:p text:style-name="P21"><text:tab/>Запитання по темі дисертації ставили:</text:p>
      <text:p text:style-name="P20"><text:span text:style-name="T32">д</text:span><text:span text:style-name="T31">.т.н., проф</text:span><text:span text:style-name="T32">.</text:span><text:span text:style-name="T31"> Стенін О.А.</text:span><text:span text:style-name="T33">; </text:span><text:span text:style-name="T36">к</text:span><text:span text:style-name="T31">.т.н., проф. Ямпольський Л.С.; </text:span><text:span text:style-name="T41">к</text:span><text:span text:style-name="T31">.т.н., доц. Ігнатенко В.М.; </text:span><text:span text:style-name="T42">д.т.н., проф. Козак </text:span><text:span text:style-name="T43">В.М</text:span><text:span text:style-name="T42">.;</text:span><text:span text:style-name="T34"> д.т.н., проф. Томошевський </text:span><text:span text:style-name="T35">В.М.; </text:span><text:span text:style-name="T108">д.т.н., проф. Бідюк </text:span><text:span text:style-name="T109">П.І.</text:span></text:p>
      <text:p text:style-name="P15"><text:span text:style-name="T109"><text:tab/></text:span><text:span text:style-name="T110">На всі питання були подані вичерпні відповіді.</text:span></text:p>
      <text:p text:style-name="P15"><text:span text:style-name="T111"><text:tab/></text:span><text:span text:style-name="T100">Виступи за обговореною роботою.</text:span></text:p>
      <text:p text:style-name="P24"><text:span text:style-name="T113"><text:tab/></text:span><text:span text:style-name="T100">В обговоренні дисертації взяли участь:<text:line-break/></text:span><text:span text:style-name="T37">д.т.н., проф.</text:span><text:span text:style-name="T38"> </text:span><text:span text:style-name="T37">Стенін О.А.; </text:span><text:span text:style-name="T38">к.т.н., </text:span><text:span text:style-name="T37">проф. Ямпольський Л.С.; к.т.н., доц. </text:span><text:span text:style-name="T39">Тимошин Ю.А.; к</text:span><text:span text:style-name="T37">.т.н., доц. </text:span><text:span text:style-name="T39">Ткач М.М; </text:span><text:span text:style-name="T37">к.т.н., доц. </text:span><text:span text:style-name="T39">Кисленко Ю.І.</text:span></text:p>
      <text:p text:style-name="P16"><text:span text:style-name="T40"><text:tab/></text:span><text:span text:style-name="T112">УХВАЛИЛИ:</text:span></text:p>
      <text:p text:style-name="P30">ПРИЙНЯТИ такий висновок за дисертаційною роботою:</text:p>
      <text:p text:style-name="P31"><text:span text:style-name="T131">1. Актуальність теми</text:span> дослідження <text:span text:style-name="T2">полягає у п</text:span><text:span text:style-name="T8">ерспективах практичного застосування антропоморфних крокуючих апаратів, які передбачають їхнє ефективне застиосування для вирішення низки задач сфери обслуговування, видобування та виробництва. Використання антропомрфних крокуючих апаратів дозволить суттєво знизити загрозу людському здоров'ю при виконанні типових задач видобувної та транспортної галузей. Застосування апаратів у сфері обслуговування характеризується економічним ефектом. Проте, антропоморфні крокуючі апарати являють собою складний комплекс апаратно-технічого, математичного та алгоритмічно-програмного забезпечення. На сьогодні задача конструювання крокуючого апарату розв'язана у повній мірі. Нерозв'язаними залишаються деякі задачі математичного і алгоритмічно-програмного характеру. Однією з них є задача управління стійкістю апарата на незаданій опорній поверхні.</text:span></text:p>
      <text:p text:style-name="P31"><text:span text:style-name="T9">Існуючі методи вирішення задачі управління стійкістю антопоморфних крокуючих апаратів базуються на принципах управління </text:span><text:span text:style-name="T10">його </text:span><text:span text:style-name="T9">кінематичним положенням </text:span><text:span text:style-name="T10">на основі</text:span><text:span text:style-name="T9"> дани</text:span><text:span text:style-name="T10">х</text:span><text:span text:style-name="T9"> про прикорення відхилення точки центру мас </text:span><text:span text:style-name="T10">апарата</text:span><text:span text:style-name="T9"> від середньої точки, у якій </text:span><text:span text:style-name="T10">його </text:span><text:span text:style-name="T9">стійкість статистично зберігається. Розглян</text:span><text:span text:style-name="T10">уті</text:span><text:span text:style-name="T9"> методи, що базуються на описаному підході характеризуются математичним запізненням управління стійкістю та неявно визначеним початковим положенням точки центру мас апарата.</text:span></text:p>
      <text:p text:style-name="P31"><text:span text:style-name="T9">Для вирішення задачі управління стійкістю анарата на незаданій опорній поверхні </text:span><text:span text:style-name="T11">важливим є зменшення математичного запізнення управління та </text:span><text:soft-page-break/><text:span text:style-name="T11">визначення критеріїв і статегії управління положенням апарата з метою досягнення ним стану найбільшої стійкості. Одним з варіантів вирішення даної задачі є розробка методу</text:span><text:span text:style-name="T9"> управління стійкістю антропоморфного крокуючого апарата, </text:span><text:span text:style-name="T11">який базується</text:span><text:span text:style-name="T9"> на переміщенні точки центру мас шляхом управління кінематичним положенням ланок за даними про розподіл сил реакції опорної поверхні. Такий підхід дозвол</text:span><text:span text:style-name="T11">ить</text:span><text:span text:style-name="T9"> визначити область розташування точки центру мас </text:span><text:span text:style-name="T11">апарата </text:span><text:span text:style-name="T9">із найбільшим запасом </text:span><text:span text:style-name="T11">його </text:span><text:span text:style-name="T9">стійкості. Також, </text:span><text:span text:style-name="T12">даний</text:span><text:span text:style-name="T9"> підхід дає змогу сформулювати критерій стійкості </text:span><text:span text:style-name="T11">крокуючого </text:span><text:span text:style-name="T9">апарата на незаданій опорній поверхні, базуючись лише на розподілі сили реакції та на кінематичних параметрах його ланок.</text:span></text:p>
      <text:p text:style-name="P32">Таким чином, актуальним є створення ефективних методів управління стійкістю антопоморфного крокуючого апарата на незадаій опорній поверхні, які характеризуватимуться високою швидкодією та строгістю формулювання математичної критеріїв стійкості.</text:p>
      <text:p text:style-name="P31"><text:span text:style-name="T131">2. Зв'язок роботи з науковими програмами, планами, темами.</text:span><text:span text:style-name="T76"> </text:span><text:span text:style-name="T77">Робота </text:span><text:span text:style-name="T75">виконувалася відповідно до планів наукових досліджень </text:span><text:span text:style-name="T78">кафедри </text:span><text:span text:style-name="T3">технічної кібернетики </text:span><text:span text:style-name="T75">НТУУ “КПІ”, у виконанні яких здобувач бр</text:span><text:span text:style-name="T79">ав безпосередню участь як відповідальний виконавець, а саме:</text:span></text:p>
      <text:list xml:id="list2882103106321599540" text:style-name="L4">
        <text:list-item>
          <text:p text:style-name="P59"><text:span text:style-name="T79">в рамках науково-дослідної роботи</text:span><text:span text:style-name="T4"> </text:span><text:span text:style-name="T5">№ 2522‑п «Розробка архітектури та технології обробки корпоративних розподілених джерел даних у середовищі Cloud Computing на основі метамоделей з їх динамічною інтерпретацією», </text:span><text:span text:style-name="T6">№ ДР:</text:span><text:span text:style-name="T5"> 0112U001455;</text:span></text:p>
        </text:list-item>
        <text:list-item>
          <text:p text:style-name="P60">в рамках науково-дослідницької роботи № 2620 “Створення науково-навчального ІТ-середовища ВНЗ з комплексної розробки та досліджень конкурентоспроможних технологій і матеріалів з наноелектроніки та нанотехнологій". Номер державної реєстрації НДР: 0113U003351;</text:p>
        </text:list-item>
        <text:list-item>
          <text:p text:style-name="P61">в рамках договору про науково-технічне співробітництво від 11.04.2015 р. між НТУУ "КПІ" та Компаниєю «Linyi Top Network Co., Ltd» (м. Ліньї, провінція Шаньдун, КНР) на розробку і поставку технічної документації з розробки інтелектуальної роботизованої системи “Розумний будинок”;</text:p>
        </text:list-item>
        <text:list-item>
          <text:p text:style-name="P59"><text:span text:style-name="T80">в рамках </text:span><text:span text:style-name="T7">міжнародного проекту </text:span><text:span text:style-name="T80">“</text:span><text:span text:style-name="T7">Подвійний магістерський диплом по автоматизації / механотроніці країн ЄС – країн партнерів</text:span><text:span text:style-name="T80">” № </text:span><text:span text:style-name="T7">517138-</text:span><text:span text:style-name="T82">TEMPUS</text:span><text:span text:style-name="T80">-1-2011-1-</text:span><text:span text:style-name="T82">CZ</text:span><text:span text:style-name="T80">-</text:span><text:span text:style-name="T82">TEMP</text:span><text:span text:style-name="T80">-</text:span><text:span text:style-name="T82">JPCR</text:span><text:span text:style-name="T7">.</text:span></text:p>
        </text:list-item>
      </text:list>
      <text:p text:style-name="P17"><text:span text:style-name="T131"><text:tab/>3. Наукова новизна</text:span> отриманих результатів.</text:p>
      <text:p text:style-name="P31">В дисертації вперше одержані такі нові наукові результати:</text:p>
      <text:list xml:id="list6554279588095107067" text:style-name="L5">
        <text:list-item>
          <text:p text:style-name="P65"><text:span text:style-name="T83">з</text:span><text:span text:style-name="T84">апропоновано використання інформації про розподіл сили реакції опорної поверхні на стопах </text:span><text:span text:style-name="T85">антропоморфного крокуючого апарата</text:span><text:span text:style-name="T84"> для розрахунку місцезнаходження точки центру мас;</text:span></text:p>
        </text:list-item>
        <text:list-item>
          <text:p text:style-name="P67"><text:span text:style-name="T84">розроблено новий метод попередження падіння </text:span><text:span text:style-name="T85">антропоморфного крокуючого апарата</text:span><text:span text:style-name="T84">, що базується на відстежуванні динаміки точки проекції центру мас </text:span><text:span text:style-name="T85">антропоморфного крокуючого апарата</text:span><text:span text:style-name="T84">;</text:span></text:p>
        </text:list-item>
        <text:list-item>
          <text:p text:style-name="P67"><text:span text:style-name="T84">розроблено регулятор відновлення стійкого стану </text:span><text:span text:style-name="T85">антропоморфного крокуючого апарата</text:span><text:span text:style-name="T84"> за існуючих передумов його падіння;</text:span></text:p>
        </text:list-item>
        <text:list-item>
          <text:p text:style-name="P67"><text:span text:style-name="T84">удосконалено підхід до аналітичного і комп'ютерного моделювання багатоланкових </text:span><text:span text:style-name="T85">антропоморфних крокуючих апаратів </text:span><text:span text:style-name="T84">із врахуванням наявності моделі опорної поверхні та програмних засобів зчитування даних розподілу сили реакції опорної поверхні.</text:span></text:p>
        </text:list-item>
      </text:list>
      <text:p text:style-name="P31"><text:soft-page-break/><text:span text:style-name="T131">4. Ступінь обгрунтованості</text:span> наукових положень та висновків, сформульованих у дисертаційній роботі <text:span text:style-name="T137">й достовірність </text:span><text:span text:style-name="T86">результатів роботи забезпечується коректним використанням теоретичних і експериментальних методів.</text:span></text:p>
      <text:p text:style-name="P28">Теоретичні результати роботи грунтуються на відомих положеннях <text:s/><text:span text:style-name="T138">математичного аналізу, </text:span>теор<text:span text:style-name="T138">етичної механіки, теорії автоматичного управління і теорії оптимальних систем</text:span>. Достовірність теоретичних результатів роботи підтверджується отриманими експериментальними даними і результатами практичного впровадження. Достовірність експериментальних даних забезпечується використанням сучасних засобів і методик проведення досліджень.</text:p>
      <text:p text:style-name="P33"><text:span text:style-name="T137">Отримані теоретичні результати узгоджуються з даними експериментів і не суперечать відповідним публікаціям інших авторів. Основні положення, висновки та рекомендації достатньо переконливі та підтверджуються результатами практичного використання, що відображено у відповідних публікаціях. Отримані результати були апробовані на міжнародних та вітчизняних науково-практичних конференціях, найбільш суттєві з них були впроваджені в учбовий процес на кафедрі технічної кібернетики</text:span><text:span text:style-name="T92"> </text:span><text:span text:style-name="T137">НТУУ “КПІ”.</text:span></text:p>
      <text:p text:style-name="P30"><text:span text:style-name="T131">5. Практична цінність</text:span> результатів роботи <text:span text:style-name="T1">полягає в розробці </text:span><text:span text:style-name="T13">математичних та </text:span><text:span text:style-name="T1">програмних засобів для забезпечення </text:span><text:span text:style-name="T13">управління стійкістю антропоморфного крокуючого апарата на довільній опорній поверхні.</text:span></text:p>
      <text:p text:style-name="P29">У роботі проведено порівняльний аналіз існуючих <text:span text:style-name="T139">методів </text:span>і <text:span text:style-name="T139">моделей</text:span>, які використовуються для управління процесом стійкості антропоморфного крокуючого апарата. Визначино стратегію дотримання та відновлення стійкості антропоморфного крокуючого апарата в умовах довільної опорної поверхні.</text:p>
      <text:p text:style-name="P29">Також у роботі здійснино вибір математичного апарату та побудувано кінематичну і динамічну моделі антропоморфного крокуючого апарата. Визначино основні критерії дотримання стійкості антропоморфного крокуючого апарата на довільній опорній поверхні.</text:p>
      <text:p text:style-name="P31"><text:span text:style-name="T85">На основі обраної стратегії управління і відповідо до критеріїв стійкості синтезовано систему управління стійкістю антропоморфного крокуючого апарата й </text:span><text:span text:style-name="T13">розроблено алгоритмічне та програмне забезпечення системи управління стійкістю антропоморфного крокуючого апарата на довільній опорній поверхні.</text:span></text:p>
      <text:p text:style-name="P34"><text:span text:style-name="T105">6. Впровадження</text:span><text:span text:style-name="T107"> та пропозиції з використання отриманих результатів. </text:span><text:span text:style-name="hps"><text:span text:style-name="T53">Розроблений метод управління стійкістю антропоморфного крокуючого апарата, критерій стійкості та стратегія відновлення і дотроимання стійкості застосовувал</text:span></text:span><text:span text:style-name="hps"><text:span text:style-name="T54">и</text:span></text:span><text:span text:style-name="hps"><text:span text:style-name="T53">ся:</text:span></text:span></text:p>
      <text:list xml:id="list7957561326288438165" text:style-name="L6">
        <text:list-item>
          <text:p text:style-name="P66"><text:span text:style-name="hps"><text:span text:style-name="T55">п</text:span></text:span><text:span text:style-name="hps"><text:span text:style-name="T53">ри створенні р</text:span></text:span><text:span text:style-name="hps"><text:span text:style-name="T54">у</text:span></text:span><text:span text:style-name="hps"><text:span text:style-name="T53">хомої платформи роботизованої системи «Інтелектуальний робот» для проекту «Розумного будинку» </text:span></text:span><text:span text:style-name="T48">в рамках договору про науково-технічне співробітництво від 11.04.2015 р. між НТУУ "КПІ" та Компаниєю «Linyi Top Network Co., Ltd» (м. Ліньї, провінція Шаньдун, КНР) на розробку і поставку технічної документації з розробки інтелектуальної роботизованої системи “Розумний будинок”;</text:span></text:p>
        </text:list-item>
        <text:list-item>
          <text:p text:style-name="P68"><text:span text:style-name="hps"><text:span text:style-name="T55">п</text:span></text:span><text:span text:style-name="hps"><text:span text:style-name="T53">ри створенні моделі об'єкту управління і системи управління робом-маніпулятором в </text:span></text:span><text:span text:style-name="hps"><text:span text:style-name="T56">рамках </text:span></text:span><text:span text:style-name="hps"><text:span text:style-name="T48">міжнародного проекту </text:span></text:span><text:span text:style-name="hps"><text:span text:style-name="T56">“</text:span></text:span><text:span text:style-name="hps"><text:span text:style-name="T48">Подвійний магістерський диплом по автоматизації / механотроніці країн ЄС – країн партнерів</text:span></text:span><text:span text:style-name="hps"><text:span text:style-name="T56">” № </text:span></text:span><text:span text:style-name="hps"><text:span text:style-name="T48">517138-</text:span></text:span><text:span text:style-name="hps"><text:span text:style-name="T57">TEMPUS</text:span></text:span><text:span text:style-name="hps"><text:span text:style-name="T56">-1-2011-1-</text:span></text:span><text:span text:style-name="hps"><text:span text:style-name="T57">CZ</text:span></text:span><text:span text:style-name="hps"><text:span text:style-name="T56">-</text:span></text:span><text:span text:style-name="hps"><text:span text:style-name="T57">TEMP</text:span></text:span><text:span text:style-name="hps"><text:span text:style-name="T56">-</text:span></text:span><text:span text:style-name="hps"><text:span text:style-name="T57">JPCR</text:span></text:span><text:span text:style-name="hps"><text:span text:style-name="T48">;</text:span></text:span></text:p>
        </text:list-item>
        <text:list-item>
          <text:p text:style-name="P68"><text:span text:style-name="hps"><text:span text:style-name="T49">п</text:span></text:span><text:span text:style-name="hps"><text:span text:style-name="T50">ри створенні лабораторного комплексу обладнання і методів </text:span></text:span><text:span text:style-name="hps"><text:span text:style-name="T51">в рамках науково-дослідницької роботи № 2620 “Створення науково-навчального ІТ-</text:span></text:span><text:soft-page-break/><text:span text:style-name="hps"><text:span text:style-name="T51">середовища ВНЗ з комплексної розробки та досліджень конкурентоспроможних технологій і матеріалів з наноелектроніки та нанотехнологій". </text:span></text:span><text:span text:style-name="hps"><text:span text:style-name="T52">№ </text:span></text:span><text:span text:style-name="hps"><text:span text:style-name="T51">ДР: 0113U003351.</text:span></text:span></text:p>
        </text:list-item>
        <text:list-item>
          <text:p text:style-name="P69"><text:span text:style-name="T44">т</text:span><text:span text:style-name="T27">еоретичні і практичні результати роботи використовуються в процесі підготовки бакалаврів і магістрів в області </text:span><text:span text:style-name="T45">гнучних комп'ютеризованих систем </text:span><text:span text:style-name="T27">в дисциплінах: “</text:span><text:span text:style-name="T45">Елементи і компоненти гнучких комп'ютеризованих систем”, “мікроконтролерне управління роботизованими системами”, “комп'ютерна архітектуар”, “дослідження операцій”</text:span><text:span text:style-name="T27"> на кафедрі </text:span><text:span text:style-name="T45">технічної кібернетики </text:span><text:span text:style-name="T27">НТУУ “КПІ” (спеціальність </text:span><text:span text:style-name="T46">6.050201</text:span><text:span text:style-name="T27"> “</text:span><text:span text:style-name="T45">Системна інженерія</text:span><text:span text:style-name="T27">”).</text:span></text:p>
        </text:list-item>
      </text:list>
      <text:p text:style-name="P31"><text:span text:style-name="T131">7</text:span><text:span text:style-name="T140">. </text:span><text:span text:style-name="T131">Особиста участь автора</text:span> в одержанні наукових та практичних результатів, що викладені в дисертаційній роботі<text:span text:style-name="T144">:</text:span></text:p>
      <text:list xml:id="list5769435790503446019" text:style-name="L7">
        <text:list-item>
          <text:p text:style-name="P62">проведено збір та аналіз даних про існуючі методи, моделі і підходи <text:span text:style-name="T145">до</text:span> управління стійкістю антропоморфних крокуючих апаратів на різних типах опорної поверхні;</text:p>
        </text:list-item>
        <text:list-item>
          <text:p text:style-name="P63">розроблено кінематичну схему апарата;</text:p>
        </text:list-item>
        <text:list-item>
          <text:p text:style-name="P63">розроблено критерії <text:span text:style-name="T145">стійкості </text:span>антропоморфного крокуючого апарата;</text:p>
        </text:list-item>
        <text:list-item>
          <text:p text:style-name="P63">визначено і сформульовано стартегію відновлення і дотримання с<text:span text:style-name="T145">тійкості</text:span> антропоморфного крокуючого апарата на незаданій опорній поверїні із застосуванням даних про розподіл сил реакції опорної поверхні;</text:p>
        </text:list-item>
        <text:list-item>
          <text:p text:style-name="P63">запропоновано застосування даних про розподіл сил реакції опорної поверхні у якості параметру, що характеризує розташування точки <text:span text:style-name="T145">центру мас і точки</text:span> проекції центру мас <text:span text:style-name="T145">апарата;</text:span></text:p>
        </text:list-item>
        <text:list-item>
          <text:p text:style-name="P63">розроблено аналітичну модель динаміки антропоморфного крокуючого апарата, яка базується на рівнодіючій сили реакції опорної поверхні з іншими зовнішніми і внутрішніми силами <text:span text:style-name="T145">і забезпечує відстеження </text:span>динамічних процесів антропоморфного крокуючого апарата;</text:p>
        </text:list-item>
        <text:list-item>
          <text:p text:style-name="P63">побудовано комп'ютерну модель апарата, поведніка якої відповідає її аналітичному поданню;</text:p>
        </text:list-item>
        <text:list-item>
          <text:p text:style-name="P64">синтезовано систему управління стійкістю антропоморфного крокуючого апарата на незаданій опорній поверхні.</text:p>
        </text:list-item>
      </text:list>
      <text:p text:style-name="P23"/>
      <text:p text:style-name="P22"><text:span text:style-name="T87"><text:tab/></text:span>Дисертаційна робота виконана <text:span text:style-name="T144">на кафедрі технічної кібернетики НТУУ “КПІ” </text:span>під керівництвом <text:span text:style-name="T144">к.т.н., доцента, в.о. завідувача кафедри Ткача М.М. </text:span>Робота є результатом самостійних досліджень <text:span text:style-name="T144">Гуменного Дмитра Олександровича</text:span>.</text:p>
      <text:p text:style-name="P18"><text:tab/>8. Апробація результатів дисертації</text:p>
      <text:p text:style-name="P35">Результати роботи доповідалися на:</text:p>
      <text:list xml:id="list1598632681358323310" text:style-name="L8">
        <text:list-item>
          <text:p text:style-name="P49"><text:span text:style-name="T146">International conference </text:span><text:span text:style-name="T147">“</text:span>The Activity Of One Hundred Foreign Experts' Visit in Linyi»<text:span text:style-name="T147"> з темою доповіді “</text:span><text:span text:style-name="T90">On construction the Home Robot”</text:span><text:span text:style-name="T93">, 08.08.2015 р., м.Ліньї, КНР;</text:span></text:p>
        </text:list-item>
        <text:list-item>
          <text:p text:style-name="P49"><text:span text:style-name="T146">International conference </text:span><text:span text:style-name="T147">“</text:span>Israel Conference on Mechanical Enguneering 2015<text:span text:style-name="T147">” з темою доповіді “</text:span>Planning Algorithm of Quasi-Static Locomotion for Humanoid Robot Walking on Rough Terrain<text:span text:style-name="T147">”, 02.04.2015 р., Tel Aviv, Israel;</text:span></text:p>
        </text:list-item>
        <text:list-item>
          <text:p text:style-name="P50"><text:span text:style-name="T93">Міжнародній конференції “</text:span>Автоматизация: проблемы, идеи, решения». "АПИР-2014"<text:span text:style-name="T93">” з темою доповіді “Д</text:span>ослідження швидкодії балістичного методу дотримання рівноваги крокуючого апарата<text:span text:style-name="T93">”, 17.09.2014 р., Севастополь, Україна;</text:span></text:p>
        </text:list-item>
        <text:list-item>
          <text:p text:style-name="P50"><text:span text:style-name="T147">International conference </text:span><text:span text:style-name="T93">“</text:span><text:span text:style-name="T94">E</text:span>ccomas thematic conference Multibody Dynamics 2013<text:span text:style-name="T93">” </text:span><text:span text:style-name="T94">з темою доповіді “</text:span>A Hybrid Control Method for <text:span text:style-name="T133">Stabilizing of Walking Robot on Irregular Surface Using Plantar Pressure Sensors</text:span><text:span text:style-name="T95">”, 13.09.2013 р., Zagreb, Croatia;</text:span></text:p>
        </text:list-item>
        <text:list-item>
          <text:p text:style-name="P51"><text:span text:style-name="T94">Міжнародній конференції </text:span><text:span text:style-name="T96">“</text:span>Автоматизация: проблемы, идеи, решения<text:span text:style-name="T96">” з темою </text:span><text:soft-page-break/><text:span text:style-name="T96">доповіді </text:span><text:span text:style-name="T97">“</text:span>Управління рівновагою крокуючого апарата за даними про опорну поверхню<text:span text:style-name="T97">”, 09.09.2013 р., Тула, РФ;</text:span></text:p>
        </text:list-item>
        <text:list-item>
          <text:p text:style-name="P51"><text:span text:style-name="T97">Міжнародній конференції </text:span><text:span text:style-name="T98">”</text:span>стратегии качества в промышленности и образовании<text:span text:style-name="T98">” з темою доповіді “</text:span>Керування рівновагою антропоморфного крокуючого апарата за інформацією про екстремуми на поверхні руху<text:span text:style-name="T98">”, 29.06.2012 р. м.Дніпропетровськ, Україна;</text:span></text:p>
        </text:list-item>
        <text:list-item>
          <text:p text:style-name="P51"><text:span text:style-name="T97">Міжнародній конференції “</text:span>Розподілені комп'ютерні системи<text:span text:style-name="T97">”</text:span><text:span text:style-name="T99"> з темою доповіді “</text:span>Адаптивна система автоматичного кеування з дуальним спостерігачем та пам'яттю<text:span text:style-name="T99">”, 29.06.2010 р., м.Київ, Україна.</text:span></text:p>
        </text:list-item>
      </text:list>
      <text:p text:style-name="P25"><text:span text:style-name="T89"><text:tab/>9. </text:span><text:span text:style-name="T132">Перелік публікацій за темою дисертації </text:span><text:span text:style-name="T81">із зазначенням особистого внеску здобувача.</text:span></text:p>
      <text:p text:style-name="P39"><text:span text:style-name="hps"><text:span text:style-name="T59">За результатами досліджень опубліковано</text:span></text:span><text:span text:style-name="T59"> </text:span><text:span text:style-name="hps"><text:span text:style-name="T59">16</text:span></text:span><text:span text:style-name="T59"> </text:span><text:span text:style-name="hps"><text:span text:style-name="T59">наукових</text:span></text:span><text:span text:style-name="T59"> прац</text:span><text:span text:style-name="hps"><text:span text:style-name="T59">ь,</text:span></text:span><text:span text:style-name="T59"> </text:span><text:span text:style-name="hps"><text:span text:style-name="T59">у тому</text:span></text:span><text:span text:style-name="T59"> </text:span><text:span text:style-name="hps"><text:span text:style-name="T59">числі:</text:span></text:span><text:span text:style-name="T59"> </text:span><text:span text:style-name="T60">9</text:span><text:span text:style-name="hps"><text:span text:style-name="T59"> статей</text:span></text:span><text:span text:style-name="T59"> </text:span><text:span text:style-name="hps"><text:span text:style-name="T59">у наукових фахових виданнях, </text:span></text:span><text:span text:style-name="T59">з </text:span><text:span text:style-name="hps"><text:span text:style-name="T59">них </text:span></text:span><text:span text:style-name="hps"><text:span text:style-name="T61">1 у міжнародному науковому виданні, що входить до наукометричних баз </text:span></text:span><text:span text:style-name="hps"><text:span text:style-name="T63">Copernicus</text:span></text:span><text:span text:style-name="hps"><text:span text:style-name="T62">.</text:span></text:span><text:span text:style-name="T59">, </text:span><text:span text:style-name="hps"><text:span text:style-name="T60">7</text:span></text:span><text:span text:style-name="T59"> тез допов</text:span><text:span text:style-name="hps"><text:span text:style-name="T59">і</text:span></text:span><text:span text:style-name="T59">дей в </text:span><text:span text:style-name="hps"><text:span text:style-name="T59">збірниках</text:span></text:span><text:span text:style-name="T59"> </text:span><text:span text:style-name="hps"><text:span text:style-name="T59">матеріалів міжнародних</text:span></text:span><text:span text:style-name="T59"> </text:span><text:span text:style-name="hps"><text:span text:style-name="T59">конференцій</text:span></text:span><text:span text:style-name="hps"><text:span text:style-name="T62">.</text:span></text:span></text:p>
      <text:list xml:id="list4968296795065424467" text:style-name="L9">
        <text:list-item>
          <text:p text:style-name="P52"><text:span text:style-name="T64">Гуменний Д.О.</text:span><text:span text:style-name="T65"> Компютерное моделирование антропоморфного шагающего апарата с сенсорной опорой / </text:span><text:span text:style-name="T64">Гуменний Д.О., Ткач М.М.</text:span><text:span text:style-name="T65"> // </text:span><text:span text:style-name="T69">Bulgarian journal for Engineering Design</text:span><text:span text:style-name="T65"> - </text:span><text:span text:style-name="T66">2</text:span><text:span text:style-name="T67">3</text:span><text:span text:style-name="T65">.</text:span><text:span text:style-name="T64">0</text:span><text:span text:style-name="T66">7</text:span><text:span text:style-name="T65">.201</text:span><text:span text:style-name="T66">4</text:span><text:span text:style-name="T65"> C. </text:span><text:span text:style-name="T66">1</text:span><text:span text:style-name="T67">0</text:span><text:span text:style-name="T66">3-1</text:span><text:span text:style-name="T67">09 </text:span><text:span text:style-name="T68">(іноземне видання) </text:span><text:span text:style-name="T65">– </text:span><text:span text:style-name="T70">Автором </text:span><text:span text:style-name="T71">побудовано комп'ютерну модель апарата на основі запропонованої схеми. Також </text:span><text:span text:style-name="T72">показано</text:span><text:span text:style-name="T71"> застосування PIL і HIL для управління роботом за даними із </text:span><text:span text:style-name="T72">комп'ютерної</text:span><text:span text:style-name="T71"> моделі.</text:span></text:p>
        </text:list-item>
        <text:list-item>
          <text:p text:style-name="P53"><text:span text:style-name="T148">Ткач М. Р</text:span>озробка концепції та системи управління багатоцільовим роботом-маніпулятятором для виконання орбітального сервісу / <text:span text:style-name="T148">Гуменний Д., Ткач М., Чкалов О., Тимошин Ю.</text:span> // <text:span text:style-name="T141">15th </text:span><text:span text:style-name="T142">U</text:span><text:span text:style-name="T143">CoSR</text:span><text:span text:style-name="T141">.</text:span> - <text:span text:style-name="T148">26.08.2015 C. 98-104.</text:span><text:span text:style-name="T14"> – Автором розроблено комп'ютерну модель робота для орбітального сервісу і систему схвату, яка базується на аналізі розподілу сил реакції.</text:span></text:p>
        </text:list-item>
        <text:list-item>
          <text:p text:style-name="P53"><text:span text:style-name="T21">Т</text:span><text:span text:style-name="T22">кач М. </text:span>Система управління процесом неперервного сортування малогабаритних об'єктів із застосуванням оптичного тривимірного сканування<text:span text:style-name="T22"> / </text:span><text:span text:style-name="T21">Ткач М.М., Гуменний Д.О., Маленко М.В., Юзюк Ю.О., Скиба Р.С.</text:span><text:span text:style-name="T22"> // </text:span>Адаптивні системи автоматичного управління<text:span text:style-name="T22"> - </text:span><text:span text:style-name="T21">10</text:span><text:span text:style-name="T22">.</text:span><text:span text:style-name="T21">06</text:span><text:span text:style-name="T22">.2015 C. </text:span><text:span text:style-name="T21">110</text:span><text:span text:style-name="T22">-1</text:span><text:span text:style-name="T21">2</text:span><text:span text:style-name="T22">4. – </text:span><text:span text:style-name="T15">Автором розроблено концепцію швидкісного розпізнавання мінералів із застосуванянм метолів моделуювання переміщення об'єків конвеєрною стрічкою.</text:span></text:p>
        </text:list-item>
        <text:list-item>
          <text:p text:style-name="P53"><text:span text:style-name="T21">Гуменний Д.О.</text:span><text:span text:style-name="T22"> </text:span>Динамічна модель антропоморфного крокуючого апарата з врахуванням моментів та сил взаємодії з опорною поврхнею<text:span text:style-name="T22"> / </text:span><text:span text:style-name="T21">Ткач М.М., Гуменний Д.О., Якуніна Н.О.</text:span><text:span text:style-name="T22"> // </text:span>Адаптивні системи автоматичного управління<text:span text:style-name="T22"> - </text:span><text:span text:style-name="T21">24</text:span><text:span text:style-name="T22">.</text:span><text:span text:style-name="T21">04</text:span><text:span text:style-name="T22">.2015 C. </text:span><text:span text:style-name="T21">143</text:span><text:span text:style-name="T22">-1</text:span><text:span text:style-name="T21">51</text:span><text:span text:style-name="T22">. – </text:span><text:span text:style-name="T15">Автором </text:span><text:span text:style-name="T16">розроблено і описано аналітичну динамічну й комп'ютерну моделі апарата із застосуванням методів Лагранжа і Н'ютона-Ейлера.</text:span></text:p>
        </text:list-item>
        <text:list-item>
          <text:p text:style-name="P53"><text:span text:style-name="T23">Ткач М.М.</text:span><text:span text:style-name="T22"> </text:span><text:span text:style-name="T23">М</text:span>атематичне моделювання кінематичних зв'язків антропоморфного крокуючого апарата<text:span text:style-name="T22"> / </text:span><text:span text:style-name="T21">Ткач М.М., Гуменний Д.О.</text:span><text:span text:style-name="T22"> // </text:span>Адаптивні системи автоматичного управління<text:span text:style-name="T22"> - </text:span><text:span text:style-name="T23">04</text:span><text:span text:style-name="T22">.</text:span><text:span text:style-name="T21">0</text:span><text:span text:style-name="T23">9</text:span><text:span text:style-name="T22">.2015 C. </text:span><text:span text:style-name="T23">84</text:span><text:span text:style-name="T22">-</text:span><text:span text:style-name="T23">9</text:span><text:span text:style-name="T21">1</text:span><text:span text:style-name="T22">. – </text:span><text:span text:style-name="T15">Автором </text:span><text:span text:style-name="T16">розроблено математичну моде</text:span><text:span text:style-name="T19">ль кінематик антропоморфного робота‑маніпулятора. Запропоновано застосовувати положення стопи у якості базової системи відліку.</text:span></text:p>
        </text:list-item>
        <text:list-item>
          <text:p text:style-name="P54"><text:span text:style-name="T23">Ткач М.М.</text:span><text:span text:style-name="T22"> </text:span><text:span text:style-name="T23">С</text:span>истема управління дотримання рівноваги антропоморфним крокуючим апаратом<text:span text:style-name="T22"> / </text:span><text:span text:style-name="T21">Ткач М.М., Гуменний Д.О.</text:span><text:span text:style-name="T22"> // </text:span><text:span text:style-name="T23">Адаптивні системи </text:span><text:soft-page-break/><text:span text:style-name="T23">автоматичного управління</text:span><text:span text:style-name="T22"> - </text:span><text:span text:style-name="T23">24</text:span><text:span text:style-name="T22">.</text:span><text:span text:style-name="T21">0</text:span><text:span text:style-name="T23">7</text:span><text:span text:style-name="T22">.201</text:span><text:span text:style-name="T23">4</text:span><text:span text:style-name="T22"> C. </text:span><text:span text:style-name="T23">139-153</text:span><text:span text:style-name="T22">. – </text:span><text:span text:style-name="T15">Автором </text:span><text:span text:style-name="T16">розроблено критерії стійкості апарата. Побудовано статегію відновлення стійкого положення. Також показано структурну схему системи управління стійкістю. Реалізовано регулятори управління кінематичного положення ланок.</text:span></text:p>
        </text:list-item>
        <text:list-item>
          <text:p text:style-name="P53"><text:span text:style-name="T20">Tkach M. </text:span><text:span text:style-name="T149">A dynamic model of an anthropomorphic walki</text:span>ng machine with momentum and energy of interaction with the support surface<text:span text:style-name="T17"> / Tkach M., Humennyi D. // </text:span>Адаптивні системи автоматичного управління<text:span text:style-name="T22"> - </text:span><text:span text:style-name="T23">2</text:span><text:span text:style-name="T24">2</text:span><text:span text:style-name="T22">.</text:span><text:span text:style-name="T21">0</text:span><text:span text:style-name="T24">3</text:span><text:span text:style-name="T22">.201</text:span><text:span text:style-name="T23">4</text:span><text:span text:style-name="T22"> C. </text:span><text:span text:style-name="T23">1</text:span><text:span text:style-name="T24">2</text:span><text:span text:style-name="T23">3-1</text:span><text:span text:style-name="T24">39 </text:span><text:span text:style-name="T22">– </text:span><text:span text:style-name="T15">Авторо</text:span><text:span text:style-name="T17">м розроблено модель поведінки антропоморфного крокуючого апарата під час його переміщення прямою та похибою поверхнями.</text:span></text:p>
        </text:list-item>
        <text:list-item>
          <text:p text:style-name="P53"><text:span text:style-name="T23">Ткач М.М.</text:span><text:span text:style-name="T22"> </text:span><text:span text:style-name="T24">Моделювання руху антропоморфного крокуючого апарата на довільній твердій поверхні</text:span><text:span text:style-name="T22"> / </text:span><text:span text:style-name="T21">Ткач М.М., Гуменний Д.О.</text:span><text:span text:style-name="T22"> // </text:span><text:span text:style-name="T23">Адаптивні системи автоматичного управління</text:span><text:span text:style-name="T22"> - </text:span><text:span text:style-name="T23">2</text:span><text:span text:style-name="T24">2</text:span><text:span text:style-name="T22">.</text:span><text:span text:style-name="T24">11</text:span><text:span text:style-name="T22">.201</text:span><text:span text:style-name="T24">2</text:span><text:span text:style-name="T22"> C. </text:span><text:span text:style-name="T23">1</text:span><text:span text:style-name="T24">14</text:span><text:span text:style-name="T23">-1</text:span><text:span text:style-name="T24">22</text:span><text:span text:style-name="T22">. – </text:span><text:span text:style-name="T15">Автором </text:span><text:span text:style-name="T17">розроблено нову концепцію управління антропоморфним апаратом за даними про розподіл сили реакції опорної поверхні. Представлені умови збереження стійкого положення крокуючого апарата на поверхн</text:span><text:span text:style-name="T18">і руху</text:span><text:span text:style-name="T17">.</text:span></text:p>
        </text:list-item>
        <text:list-item>
          <text:p text:style-name="P55"><text:span text:style-name="T23">Ткач М.М.</text:span><text:span text:style-name="T22"> </text:span><text:span text:style-name="T24">Математичний опис рiвноваги двоногої локомоцiї</text:span><text:span text:style-name="T22"> / </text:span><text:span text:style-name="T21">Ткач М.М., Гуменний Д.О.</text:span><text:span text:style-name="T22"> // </text:span><text:span text:style-name="T23">Адаптивні системи автоматичного управління</text:span><text:span text:style-name="T22"> - </text:span><text:span text:style-name="T23">2</text:span><text:span text:style-name="T24">0</text:span><text:span text:style-name="T22">.</text:span><text:span text:style-name="T24">09</text:span><text:span text:style-name="T22">.201</text:span><text:span text:style-name="T24">2</text:span><text:span text:style-name="T22"> C. </text:span><text:span text:style-name="T23">1</text:span><text:span text:style-name="T24">46</text:span><text:span text:style-name="T23">-1</text:span><text:span text:style-name="T24">52</text:span><text:span text:style-name="T22">. – </text:span><text:span text:style-name="T25">Автором </text:span><text:span text:style-name="T26">проаналізовано існуючі методи управління стійкістю крокуючих апаратів та визначено практичну доцільність побудови нових методів управління стійкістю з можливістю мінімізації математичного запізнювання управління.</text:span></text:p>
        </text:list-item>
      </text:list>
      <text:p text:style-name="P40"><text:span text:style-name="hps"><text:span text:style-name="T62"/></text:span></text:p>
      <text:p text:style-name="P37"/>
      <text:p text:style-name="P38"><text:span text:style-name="T106">ВВАЖАТИ</text:span><text:span text:style-name="T107">, </text:span><text:span text:style-name="T47">що дисертаційна робота Гуменного Дмитра Олександровича “Автоматизація процесу керування усталеним рухом антропоморфного крокуючого апарата”, подана на здобуття наукового ступеня кандидата технічних наук, за своїм науковим рівнем, новизною та практичною цінністю, змістом та оформленням повністю відповідає вимогам, що </text:span><text:span text:style-name="hps"><text:span text:style-name="T47">їх</text:span></text:span><text:span text:style-name="T47"> пред’являють до кандидатських дисертацій за спеціальністю 05.13.07 - “Автоматизація процесів керування”.</text:span></text:p>
      <text:p text:style-name="P36"><text:span text:style-name="T114">РЕКОМЕНДУВАТИ</text:span><text:span text:style-name="T115"> <text:s/>дисертаційну роботу “Автоматизація процесу керування усталеним рухом антропоморфного крокуючого апарата”, подану Гуме</text:span><text:span text:style-name="T116">нним Дмитром Олександровичем на здобуття наукового ступеня кандидата технічних наук, до захисту у спеціалізованій вченій раді </text:span><text:span text:style-name="T117">Д26.002.04</text:span><text:span text:style-name="T116"> з</text:span><text:span text:style-name="T115">а спеціальністю 05.13.07 - “Автоматизація процесів керування”.</text:span><text:bookmark text:name="_GoBack"/></text:p>
      <text:p text:style-name="P7">Заступник завідувача кафедри<text:line-break/>з наукової роботи<text:line-break/>к.т.н., доц.<text:tab/>Ю.<text:span text:style-name="T150">А</text:span>. Тимошин</text:p>
      <text:p text:style-name="P6"><text:span text:style-name="T118">Вчений секретар</text:span><text:span text:style-name="T120"> кафедри<text:line-break/>к.т.н., доц.<text:tab/></text:span><text:span text:style-name="T125">Т.А.Ліхоузов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language="ru" fo:country="RU" style:language-asian="ru" style:country-asian="RU"/>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lock_20_Text" style:display-name="Block Text" style:family="paragraph" style:parent-style-name="Standard" style:default-outline-level="">
      <loext:graphic-properties draw:fill="solid" draw:fill-color="#ffffff" draw:opacity="100%"/>
      <style:paragraph-properties fo:margin-left="3.979cm" fo:margin-right="3.971cm" fo:line-height="0.466cm" fo:text-align="center" style:justify-single-word="false" fo:text-indent="0cm" style:auto-text-indent="false" fo:background-color="#ffffff"/>
      <style:text-properties fo:color="#000000" fo:font-size="12pt" fo:letter-spacing="-0.005cm" fo:language="uk" fo:country="UA"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Тіло_20_тексту" style:display-name="Тіло тексту" style:family="paragraph" style:parent-style-name="Standard" style:class="text">
      <style:paragraph-properties fo:margin-left="0cm" fo:margin-right="0cm" fo:line-height="100%" fo:text-align="justify" style:justify-single-word="false" fo:orphans="2" fo:widows="2" fo:text-indent="0.635cm" style:auto-text-indent="false" style:writing-mode="lr-tb"/>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Default_20_Paragraph_20_Font" style:display-name="Default Paragraph Font" style:family="text"/>
    <style:style style:name="hps"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3.073cm" fo:text-indent="-0.635cm" fo:margin-left="3.073cm"/>
        </style:list-level-properties>
      </text:list-level-style-bullet>
      <text:list-level-style-bullet text:level="2" style:num-suffix="o" text:bullet-char="o">
        <style:list-level-properties text:list-level-position-and-space-mode="label-alignment">
          <style:list-level-label-alignment text:label-followed-by="listtab" text:list-tab-stop-position="4.343cm" fo:text-indent="-0.635cm" fo:margin-left="4.343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613cm" fo:text-indent="-0.635cm" fo:margin-left="5.61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883cm" fo:text-indent="-0.635cm" fo:margin-left="6.883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8.153cm" fo:text-indent="-0.635cm" fo:margin-left="8.153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9.423cm" fo:text-indent="-0.635cm" fo:margin-left="9.42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693cm" fo:text-indent="-0.635cm" fo:margin-left="10.693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963cm" fo:text-indent="-0.635cm" fo:margin-left="11.96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3.233cm" fo:text-indent="-0.635cm" fo:margin-left="13.23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cm" fo:margin-left="3cm" fo:margin-right="1.409cm" style:writing-mode="lr-tb" style:layout-grid-color="#c0c0c0" style:layout-grid-lines="27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ТОКОЛ № 1</dc:title>
    <meta:initial-creator>Лихоузова</meta:initial-creator>
    <dc:creator>Dmytro Humennyi</dc:creator>
    <meta:editing-cycles>16</meta:editing-cycles>
    <meta:print-date>2016-01-18T12:29:50.717185386</meta:print-date>
    <meta:creation-date>2015-12-01T06:30:00</meta:creation-date>
    <dc:date>2016-07-05T08:44:54.333668528</dc:date>
    <meta:editing-duration>PT48M21S</meta:editing-duration>
    <meta:generator>LibreOffice/5.2.2.2$Windows_x86 LibreOffice_project/8f96e87c890bf8fa77463cd4b640a2312823f3ad</meta:generator>
    <meta:printed-by>Dmytro Humennyi</meta:printed-by>
    <meta:document-statistic meta:table-count="0" meta:image-count="0" meta:object-count="0" meta:page-count="7" meta:paragraph-count="105" meta:word-count="2386" meta:character-count="19614" meta:non-whitespace-character-count="17340"/>
    <meta:user-defined meta:name="AppVersion">14.0000</meta:user-defined>
    <meta:user-defined meta:name="Company">FB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